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141cm"/>
    </style:style>
    <style:style style:name="Table1.B" style:family="table-column">
      <style:table-column-properties style:column-width="5.8cm"/>
    </style:style>
    <style:style style:name="Table1.C" style:family="table-column">
      <style:table-column-properties style:column-width="8.05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577cm"/>
    </style:style>
    <style:style style:name="Table2.B" style:family="table-column">
      <style:table-column-properties style:column-width="6.897cm"/>
    </style:style>
    <style:style style:name="Table2.C" style:family="table-column">
      <style:table-column-properties style:column-width="7.52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writing-mode="lr-tb"/>
    </style:style>
    <style:style style:name="P2" style:family="paragraph" style:parent-style-name="Standard">
      <style:paragraph-properties fo:margin-top="0cm" fo:margin-bottom="0.499cm" style:line-height-at-least="0.503cm"/>
      <style:text-properties fo:color="#1c1c1c"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.499cm" style:line-height-at-least="0.503cm"/>
      <style:text-properties fo:color="#1c1c1c" style:font-name="Arial" fo:font-size="12pt" fo:font-weight="normal" fo:background-color="transparent" style:font-size-asian="12pt" style:font-size-complex="12pt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Heading_20_3">
      <style:text-properties style:font-name="Arial Narrow" fo:font-size="13pt" fo:font-weight="bold" style:font-size-asian="13pt" style:font-weight-asian="bold" style:font-size-complex="13pt" style:font-weight-complex="bold"/>
    </style:style>
    <style:style style:name="P6" style:family="paragraph" style:parent-style-name="Heading_20_3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Heading_20_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 Narrow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style:line-height-at-least="0.503cm"/>
      <style:text-properties fo:color="#d4d4d4" style:font-name="Arial" fo:font-size="12pt" fo:font-weight="normal" fo:background-color="#1e1e1e" style:font-size-asian="12pt" style:font-size-complex="12pt"/>
    </style:style>
    <style:style style:name="P10" style:family="paragraph" style:parent-style-name="Standard">
      <style:text-properties fo:color="#1c1c1c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1c1c1c" style:font-name="Arial" fo:font-size="12pt" fo:font-weight="normal" fo:background-color="transparent" style:font-size-asian="12pt" style:font-size-complex="12pt"/>
    </style:style>
    <style:style style:name="P12" style:family="paragraph" style:parent-style-name="Standard">
      <style:paragraph-properties style:line-height-at-least="0.503cm"/>
      <style:text-properties fo:color="#1c1c1c" style:font-name="Arial" fo:font-size="12pt" fo:background-color="transparent" style:font-size-asian="12pt" style:font-size-complex="12pt"/>
    </style:style>
    <style:style style:name="P1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line-height-at-least="0.503cm" fo:background-color="#ffffff">
        <style:background-image/>
      </style:paragraph-properties>
      <style:text-properties style:use-window-font-color="true" style:font-name="Arial" fo:font-size="12pt" fo:font-weight="normal" fo:background-color="transparent" style:font-size-asian="12pt" style:font-size-complex="12pt"/>
    </style:style>
    <style:style style:name="P16" style:family="paragraph" style:parent-style-name="Standard">
      <style:paragraph-properties style:line-height-at-least="0.503cm" fo:background-color="#ffffff">
        <style:background-image/>
      </style:paragraph-properties>
      <style:text-properties style:use-window-font-color="true" style:font-name="Arial" fo:font-size="12pt" fo:background-color="transparent" style:font-size-asian="12pt" style:font-size-complex="12pt"/>
    </style:style>
    <style:style style:name="P17" style:family="paragraph" style:parent-style-name="Heading_20_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able_20_Heading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 style:list-style-name="L8">
      <style:paragraph-properties fo:margin-top="0cm" fo:margin-bottom="0.499cm" style:writing-mode="lr-tb"/>
    </style:style>
    <style:style style:name="P21" style:family="paragraph" style:parent-style-name="Preformatted_20_Text" style:list-style-name="L10">
      <style:paragraph-properties fo:margin-top="0cm" fo:margin-bottom="0.499cm" style:writing-mode="lr-tb"/>
    </style:style>
    <style:style style:name="P22" style:family="paragraph" style:parent-style-name="Preformatted_20_Text" style:list-style-name="L12">
      <style:paragraph-properties fo:margin-top="0cm" fo:margin-bottom="0.499cm" style:writing-mode="lr-tb"/>
    </style:style>
    <style:style style:name="P23" style:family="paragraph" style:parent-style-name="Preformatted_20_Text" style:list-style-name="L13">
      <style:paragraph-properties fo:margin-top="0cm" fo:margin-bottom="0.499cm" style:writing-mode="lr-tb"/>
    </style:style>
    <style:style style:name="P24" style:family="paragraph" style:parent-style-name="Preformatted_20_Text" style:list-style-name="L15">
      <style:paragraph-properties fo:margin-top="0cm" fo:margin-bottom="0.499cm" style:writing-mode="lr-tb"/>
    </style:style>
    <style:style style:name="P25" style:family="paragraph" style:parent-style-name="Preformatted_20_Text" style:list-style-name="L17">
      <style:paragraph-properties fo:margin-top="0cm" fo:margin-bottom="0.499cm" style:writing-mode="lr-tb"/>
    </style:style>
    <style:style style:name="P26" style:family="paragraph" style:parent-style-name="Preformatted_20_Text" style:list-style-name="L19">
      <style:paragraph-properties fo:margin-top="0cm" fo:margin-bottom="0.499cm" style:writing-mode="lr-tb"/>
    </style:style>
    <style:style style:name="P27" style:family="paragraph" style:parent-style-name="Preformatted_20_Text" style:list-style-name="L21">
      <style:paragraph-properties fo:margin-top="0cm" fo:margin-bottom="0.499cm" style:writing-mode="lr-tb"/>
    </style:style>
    <style:style style:name="P28" style:family="paragraph" style:parent-style-name="Preformatted_20_Text" style:list-style-name="L23">
      <style:paragraph-properties fo:margin-top="0cm" fo:margin-bottom="0.499cm" style:writing-mode="lr-tb"/>
    </style:style>
    <style:style style:name="P29" style:family="paragraph" style:parent-style-name="Preformatted_20_Text" style:list-style-name="L25">
      <style:paragraph-properties fo:margin-top="0cm" fo:margin-bottom="0.499cm" style:writing-mode="lr-tb"/>
    </style:style>
    <style:style style:name="P30" style:family="paragraph" style:parent-style-name="Preformatted_20_Text" style:list-style-name="L27">
      <style:paragraph-properties fo:margin-top="0cm" fo:margin-bottom="0.499cm" style:writing-mode="lr-tb"/>
    </style:style>
    <style:style style:name="P31" style:family="paragraph" style:parent-style-name="Preformatted_20_Text" style:list-style-name="L33">
      <style:paragraph-properties fo:margin-top="0cm" fo:margin-bottom="0.499cm" style:writing-mode="lr-tb"/>
    </style:style>
    <style:style style:name="P32" style:family="paragraph" style:parent-style-name="Preformatted_20_Text" style:list-style-name="L34">
      <style:paragraph-properties fo:margin-top="0cm" fo:margin-bottom="0.499cm" style:writing-mode="lr-tb"/>
    </style:style>
    <style:style style:name="P33" style:family="paragraph" style:parent-style-name="Preformatted_20_Text" style:list-style-name="L35">
      <style:paragraph-properties fo:margin-top="0cm" fo:margin-bottom="0.499cm" style:writing-mode="lr-tb"/>
    </style:style>
    <style:style style:name="P34" style:family="paragraph" style:parent-style-name="Preformatted_20_Text" style:list-style-name="L36">
      <style:paragraph-properties fo:margin-top="0cm" fo:margin-bottom="0.499cm" style:writing-mode="lr-tb"/>
    </style:style>
    <style:style style:name="P35" style:family="paragraph" style:parent-style-name="Preformatted_20_Text" style:list-style-name="L37">
      <style:paragraph-properties fo:margin-top="0cm" fo:margin-bottom="0.499cm" style:writing-mode="lr-tb"/>
    </style:style>
    <style:style style:name="P36" style:family="paragraph" style:parent-style-name="Preformatted_20_Text" style:list-style-name="L38">
      <style:paragraph-properties fo:margin-top="0cm" fo:margin-bottom="0.499cm" style:writing-mode="lr-tb"/>
    </style:style>
    <style:style style:name="P37" style:family="paragraph" style:parent-style-name="Preformatted_20_Text" style:list-style-name="L39">
      <style:paragraph-properties fo:margin-top="0cm" fo:margin-bottom="0.499cm" style:writing-mode="lr-tb"/>
    </style:style>
    <style:style style:name="P38" style:family="paragraph" style:parent-style-name="Preformatted_20_Text" style:list-style-name="L10">
      <style:paragraph-properties style:writing-mode="lr-tb"/>
    </style:style>
    <style:style style:name="P39" style:family="paragraph" style:parent-style-name="Preformatted_20_Text" style:list-style-name="L33">
      <style:paragraph-properties style:writing-mode="lr-tb"/>
    </style:style>
    <style:style style:name="P40" style:family="paragraph" style:parent-style-name="Preformatted_20_Text" style:list-style-name="L34">
      <style:paragraph-properties style:writing-mode="lr-tb"/>
    </style:style>
    <style:style style:name="P41" style:family="paragraph" style:parent-style-name="Preformatted_20_Text" style:list-style-name="L36">
      <style:paragraph-properties style:writing-mode="lr-tb"/>
    </style:style>
    <style:style style:name="P42" style:family="paragraph" style:parent-style-name="Preformatted_20_Text" style:list-style-name="L39">
      <style:paragraph-properties style:writing-mode="lr-tb"/>
    </style:style>
    <style:style style:name="P43" style:family="paragraph" style:parent-style-name="Standard" style:list-style-name="L6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3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4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4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4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4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6">
      <style:text-properties style:font-name="Arial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 style:list-style-name="L29">
      <style:text-properties style:font-name="Arial"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32">
      <style:text-properties style:font-name="Arial Narrow" fo:font-size="13pt" fo:font-weight="bold" style:font-size-asian="13pt" style:font-weight-asian="bold" style:font-size-complex="13pt" style:font-weight-complex="bold"/>
    </style:style>
    <style:style style:name="P52" style:family="paragraph" style:parent-style-name="Standard" style:list-style-name="L43">
      <style:paragraph-properties fo:background-color="#ffffff">
        <style:background-image/>
      </style:paragraph-properties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Text_20_body" style:list-style-name="L1"/>
    <style:style style:name="P54" style:family="paragraph" style:parent-style-name="Text_20_body" style:list-style-name="L2"/>
    <style:style style:name="P55" style:family="paragraph" style:parent-style-name="Text_20_body" style:list-style-name="L3"/>
    <style:style style:name="P56" style:family="paragraph" style:parent-style-name="Text_20_body" style:list-style-name="L4"/>
    <style:style style:name="P57" style:family="paragraph" style:parent-style-name="Text_20_body" style:list-style-name="L5"/>
    <style:style style:name="P58" style:family="paragraph" style:parent-style-name="Text_20_body" style:list-style-name="L6"/>
    <style:style style:name="P59" style:family="paragraph" style:parent-style-name="Text_20_body" style:list-style-name="L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0" style:family="paragraph" style:parent-style-name="Text_20_body" style:list-style-name="L8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1" style:family="paragraph" style:parent-style-name="Text_20_body" style:list-style-name="L10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2" style:family="paragraph" style:parent-style-name="Text_20_body" style:list-style-name="L1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3" style:family="paragraph" style:parent-style-name="Text_20_body" style:list-style-name="L1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4" style:family="paragraph" style:parent-style-name="Text_20_body" style:list-style-name="L1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5" style:family="paragraph" style:parent-style-name="Text_20_body" style:list-style-name="L1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6" style:family="paragraph" style:parent-style-name="Text_20_body" style:list-style-name="L19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ext_20_body" style:list-style-name="L2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Text_20_body" style:list-style-name="L2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9" style:family="paragraph" style:parent-style-name="Text_20_body" style:list-style-name="L2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2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1" style:family="paragraph" style:parent-style-name="Text_20_body" style:list-style-name="L28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2" style:family="paragraph" style:parent-style-name="Text_20_body" style:list-style-name="L3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 style:list-style-name="L3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4" style:family="paragraph" style:parent-style-name="Text_20_body" style:list-style-name="L3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5" style:family="paragraph" style:parent-style-name="Text_20_body" style:list-style-name="L36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6" style:family="paragraph" style:parent-style-name="Text_20_body" style:list-style-name="L3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7" style:family="paragraph" style:parent-style-name="Text_20_body" style:list-style-name="L38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8" style:family="paragraph" style:parent-style-name="Text_20_body" style:list-style-name="L39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9" style:family="paragraph" style:parent-style-name="Text_20_body" style:list-style-name="L40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0" style:family="paragraph" style:parent-style-name="Text_20_body" style:list-style-name="L45">
      <style:text-properties style:font-name="Arial" fo:font-size="12pt" style:font-size-asian="12pt" style:font-size-complex="12pt"/>
    </style:style>
    <style:style style:name="P81" style:family="paragraph" style:parent-style-name="Text_20_body" style:list-style-name="L8"/>
    <style:style style:name="P82" style:family="paragraph" style:parent-style-name="Text_20_body" style:list-style-name="L9"/>
    <style:style style:name="P83" style:family="paragraph" style:parent-style-name="Text_20_body" style:list-style-name="L10"/>
    <style:style style:name="P84" style:family="paragraph" style:parent-style-name="Text_20_body" style:list-style-name="L11"/>
    <style:style style:name="P85" style:family="paragraph" style:parent-style-name="Text_20_body" style:list-style-name="L12"/>
    <style:style style:name="P86" style:family="paragraph" style:parent-style-name="Text_20_body" style:list-style-name="L13"/>
    <style:style style:name="P87" style:family="paragraph" style:parent-style-name="Text_20_body" style:list-style-name="L14"/>
    <style:style style:name="P88" style:family="paragraph" style:parent-style-name="Text_20_body" style:list-style-name="L15"/>
    <style:style style:name="P89" style:family="paragraph" style:parent-style-name="Text_20_body" style:list-style-name="L16"/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P93" style:family="paragraph" style:parent-style-name="Text_20_body" style:list-style-name="L20"/>
    <style:style style:name="P94" style:family="paragraph" style:parent-style-name="Text_20_body" style:list-style-name="L21"/>
    <style:style style:name="P95" style:family="paragraph" style:parent-style-name="Text_20_body" style:list-style-name="L22"/>
    <style:style style:name="P96" style:family="paragraph" style:parent-style-name="Text_20_body" style:list-style-name="L23"/>
    <style:style style:name="P97" style:family="paragraph" style:parent-style-name="Text_20_body" style:list-style-name="L24"/>
    <style:style style:name="P98" style:family="paragraph" style:parent-style-name="Text_20_body" style:list-style-name="L25"/>
    <style:style style:name="P99" style:family="paragraph" style:parent-style-name="Text_20_body" style:list-style-name="L26"/>
    <style:style style:name="P100" style:family="paragraph" style:parent-style-name="Text_20_body" style:list-style-name="L27"/>
    <style:style style:name="P101" style:family="paragraph" style:parent-style-name="Text_20_body" style:list-style-name="L28"/>
    <style:style style:name="P102" style:family="paragraph" style:parent-style-name="Text_20_body" style:list-style-name="L30"/>
    <style:style style:name="P103" style:family="paragraph" style:parent-style-name="Text_20_body" style:list-style-name="L31"/>
    <style:style style:name="P104" style:family="paragraph" style:parent-style-name="Text_20_body" style:list-style-name="L33"/>
    <style:style style:name="P105" style:family="paragraph" style:parent-style-name="Text_20_body" style:list-style-name="L35"/>
    <style:style style:name="P106" style:family="paragraph" style:parent-style-name="Text_20_body" style:list-style-name="L37"/>
    <style:style style:name="P107" style:family="paragraph" style:parent-style-name="Text_20_body" style:list-style-name="L38"/>
    <style:style style:name="P108" style:family="paragraph" style:parent-style-name="Text_20_body" style:list-style-name="L39"/>
    <style:style style:name="P109" style:family="paragraph" style:parent-style-name="Text_20_body" style:list-style-name="L45">
      <style:paragraph-properties fo:margin-top="0cm" fo:margin-bottom="0cm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Module 6 – HTML, CSS and JS in PHP</text:span> </text:p>
      <text:p text:style-name="P13"/>
      <text:p text:style-name="P13"/>
      <text:p text:style-name="P13"><text:span text:style-name="T1">HTML Basics</text:span> </text:p>
      <text:p text:style-name="P13"/>
      <text:p text:style-name="P14"> What is HTML? Explain its structure. </text:p>
      <text:p text:style-name="Text_20_body"><text:span text:style-name="Strong_20_Emphasis"><text:span text:style-name="T3">HTML HyperText Markup Language</text:span></text:span><text:span text:style-name="T3"> is the standard markup language used to create and design the structure of web pages. It tells a web browser how to display text, images, links, and other types of content.</text:span></text:p>
      <text:list xml:id="list8633524930801740808" text:style-name="L1">
        <text:list-item>
          <text:p text:style-name="P53"><text:span text:style-name="Strong_20_Emphasis"><text:span text:style-name="T3">"HyperText"</text:span></text:span><text:span text:style-name="T3"> refers to the ability to link to other documents or web pages.</text:span></text:p>
        </text:list-item>
        <text:list-item>
          <text:p text:style-name="P53"><text:span text:style-name="Strong_20_Emphasis"><text:span text:style-name="T3">"Markup Language"</text:span></text:span><text:span text:style-name="T3"> means it uses tags to "mark up" content for formatting and layout.</text:span></text:p>
        </text:list-item>
      </text:list>
      <text:p text:style-name="P13"/>
      <text:h text:style-name="P6" text:outline-level="3">Structure of an HTML Document</text:h>
      <text:p text:style-name="P13">&lt;!DOCTYPE html&gt;</text:p>
      <text:p text:style-name="P13">&lt;html&gt;</text:p>
      <text:p text:style-name="P13"><text:s text:c="2"/>&lt;head&gt;</text:p>
      <text:p text:style-name="P13"><text:s text:c="4"/>&lt;title&gt;My First Web Page&lt;/title&gt;</text:p>
      <text:p text:style-name="P13"><text:s text:c="2"/>&lt;/head&gt;</text:p>
      <text:p text:style-name="P13"><text:s text:c="2"/>&lt;body&gt;</text:p>
      <text:p text:style-name="P13"><text:s text:c="4"/>&lt;h1&gt;Welcome to My Website&lt;/h1&gt;</text:p>
      <text:p text:style-name="P13"><text:s text:c="4"/>&lt;p&gt;This is a paragraph of text.&lt;/p&gt;</text:p>
      <text:p text:style-name="P13"><text:s text:c="2"/>&lt;/body&gt;</text:p>
      <text:p text:style-name="P13">&lt;/html&gt;</text:p>
      <text:p text:style-name="P13"/>
      <text:p text:style-name="P13"/>
      <text:p text:style-name="P14"> Describe the purpose of HTML tags and provide examples of commonly used tags. </text:p>
      <text:h text:style-name="P7" text:outline-level="3">Purpose of HTML Tags</text:h>
      <text:p text:style-name="Text_20_body"><text:span text:style-name="Strong_20_Emphasis"><text:span text:style-name="T3">HTML tags</text:span></text:span><text:span text:style-name="T3"> are the building blocks of HTML. They are used to </text:span><text:span text:style-name="Strong_20_Emphasis"><text:span text:style-name="T3">mark up content</text:span></text:span><text:span text:style-name="T3"> on a web page so that the browser can understand how to </text:span><text:span text:style-name="Strong_20_Emphasis"><text:span text:style-name="T3">display</text:span></text:span><text:span text:style-name="T3"> or </text:span><text:span text:style-name="Strong_20_Emphasis"><text:span text:style-name="T3">interact</text:span></text:span><text:span text:style-name="T3"> with that content.</text:span></text:p>
      <text:h text:style-name="P17" text:outline-level="4">Main purposes of HTML tags:</text:h>
      <text:list xml:id="list1504161905573299210" text:style-name="L2">
        <text:list-item>
          <text:p text:style-name="P54"><text:span text:style-name="T3">Define </text:span><text:span text:style-name="Strong_20_Emphasis"><text:span text:style-name="T3">structure</text:span></text:span><text:span text:style-name="T3"> (e.g., headings, paragraphs, sections)</text:span></text:p>
        </text:list-item>
        <text:list-item>
          <text:p text:style-name="P54"><text:span text:style-name="T3">Format and display </text:span><text:span text:style-name="Strong_20_Emphasis"><text:span text:style-name="T3">text, images, and links</text:span></text:span></text:p>
        </text:list-item>
        <text:list-item>
          <text:p text:style-name="P54"><text:span text:style-name="T3">Organize </text:span><text:span text:style-name="Strong_20_Emphasis"><text:span text:style-name="T3">media and multimedia</text:span></text:span><text:span text:style-name="T3"> (videos, audio)</text:span></text:p>
        </text:list-item>
        <text:list-item>
          <text:p text:style-name="P54"><text:span text:style-name="T3">Enable </text:span><text:span text:style-name="Strong_20_Emphasis"><text:span text:style-name="T3">user interaction</text:span></text:span><text:span text:style-name="T3"> (forms, buttons)</text:span></text:p>
        </text:list-item>
        <text:list-item>
          <text:p text:style-name="P54"><text:span text:style-name="T3">Create </text:span><text:span text:style-name="Strong_20_Emphasis"><text:span text:style-name="T3">links</text:span></text:span><text:span text:style-name="T3"> between pages</text:span></text:p>
        </text:list-item>
      </text:list>
      <text:p text:style-name="P13"><text:s/>Commonly Used HTML Tags (with examples)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9">Tag</text:p>
            </table:table-cell>
            <table:table-cell table:style-name="Table1.A1" office:value-type="string">
              <text:p text:style-name="P19">Description</text:p>
            </table:table-cell>
            <table:table-cell table:style-name="Table1.A1" office:value-type="string">
              <text:p text:style-name="P19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3">&lt;html&gt;</text:span></text:span></text:p>
          </table:table-cell>
          <table:table-cell table:style-name="Table1.A1" office:value-type="string">
            <text:p text:style-name="P18">Root of the HTML document</text:p>
          </table:table-cell>
          <table:table-cell table:style-name="Table1.A1" office:value-type="string">
            <text:p text:style-name="Table_20_Contents"><text:span text:style-name="Source_20_Text"><text:span text:style-name="T3">&lt;html&gt; ... &lt;/html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head&gt;</text:span></text:span></text:p>
          </table:table-cell>
          <table:table-cell table:style-name="Table1.A1" office:value-type="string">
            <text:p text:style-name="P18">Contains metadata and links to resources</text:p>
          </table:table-cell>
          <table:table-cell table:style-name="Table1.A1" office:value-type="string">
            <text:p text:style-name="Table_20_Contents"><text:span text:style-name="Source_20_Text"><text:span text:style-name="T3">&lt;head&gt; ... &lt;/head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title&gt;</text:span></text:span></text:p>
          </table:table-cell>
          <table:table-cell table:style-name="Table1.A1" office:value-type="string">
            <text:p text:style-name="P18">Sets the title of the web page</text:p>
          </table:table-cell>
          <table:table-cell table:style-name="Table1.A1" office:value-type="string">
            <text:p text:style-name="Table_20_Contents"><text:span text:style-name="Source_20_Text"><text:span text:style-name="T3">&lt;title&gt;My Page&lt;/title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body&gt;</text:span></text:span></text:p>
          </table:table-cell>
          <table:table-cell table:style-name="Table1.A1" office:value-type="string">
            <text:p text:style-name="P18">Holds all the visible content</text:p>
          </table:table-cell>
          <table:table-cell table:style-name="Table1.A1" office:value-type="string">
            <text:p text:style-name="Table_20_Contents"><text:span text:style-name="Source_20_Text"><text:span text:style-name="T3">&lt;body&gt; ... &lt;/body&gt;</text:span></text:span>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<text:span text:style-name="T3">&lt;h1&gt;</text:span></text:span><text:span text:style-name="T3">–</text:span><text:span text:style-name="Source_20_Text"><text:span text:style-name="T3">&lt;h6&gt;</text:span></text:span></text:p>
          </table:table-cell>
          <table:table-cell table:style-name="Table1.A1" office:value-type="string">
            <text:p text:style-name="Table_20_Contents"><text:span text:style-name="T3">Headings, from largest (</text:span><text:span text:style-name="Source_20_Text"><text:span text:style-name="T3">h1</text:span></text:span><text:span text:style-name="T3">) to smallest (</text:span><text:span text:style-name="Source_20_Text"><text:span text:style-name="T3">h6</text:span></text:span><text:span text:style-name="T3">)</text:span></text:p>
          </table:table-cell>
          <table:table-cell table:style-name="Table1.A1" office:value-type="string">
            <text:p text:style-name="Table_20_Contents"><text:span text:style-name="Source_20_Text"><text:span text:style-name="T3">&lt;h1&gt;Main Heading&lt;/h1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p&gt;</text:span></text:span></text:p>
          </table:table-cell>
          <table:table-cell table:style-name="Table1.A1" office:value-type="string">
            <text:p text:style-name="P18">Paragraph of text</text:p>
          </table:table-cell>
          <table:table-cell table:style-name="Table1.A1" office:value-type="string">
            <text:p text:style-name="Table_20_Contents"><text:span text:style-name="Source_20_Text"><text:span text:style-name="T3">&lt;p&gt;This is a paragraph.&lt;/p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a&gt;</text:span></text:span></text:p>
          </table:table-cell>
          <table:table-cell table:style-name="Table1.A1" office:value-type="string">
            <text:p text:style-name="P18">Creates a hyperlink</text:p>
          </table:table-cell>
          <table:table-cell table:style-name="Table1.A1" office:value-type="string">
            <text:p text:style-name="Table_20_Contents"><text:span text:style-name="Source_20_Text"><text:span text:style-name="T3">&lt;a href="https://example.com"&gt;Visit&lt;/a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img&gt;</text:span></text:span></text:p>
          </table:table-cell>
          <table:table-cell table:style-name="Table1.A1" office:value-type="string">
            <text:p text:style-name="P18">Embeds an image</text:p>
          </table:table-cell>
          <table:table-cell table:style-name="Table1.A1" office:value-type="string">
            <text:p text:style-name="Table_20_Contents"><text:span text:style-name="Source_20_Text"><text:span text:style-name="T3">&lt;img src="image.jpg" alt="Image" /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ul&gt;</text:span></text:span><text:span text:style-name="T3">, </text:span><text:span text:style-name="Source_20_Text"><text:span text:style-name="T3">&lt;ol&gt;</text:span></text:span><text:span text:style-name="T3">, </text:span><text:span text:style-name="Source_20_Text"><text:span text:style-name="T3">&lt;li&gt;</text:span></text:span></text:p>
          </table:table-cell>
          <table:table-cell table:style-name="Table1.A1" office:value-type="string">
            <text:p text:style-name="P18">Unordered and ordered lists</text:p>
          </table:table-cell>
          <table:table-cell table:style-name="Table1.A1" office:value-type="string">
            <text:p text:style-name="Table_20_Contents"><text:span text:style-name="Source_20_Text"><text:span text:style-name="T3">&lt;ul&gt;&lt;li&gt;Item&lt;/li&gt;&lt;/ul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div&gt;</text:span></text:span></text:p>
          </table:table-cell>
          <table:table-cell table:style-name="Table1.A1" office:value-type="string">
            <text:p text:style-name="P18">Generic container for block-level content</text:p>
          </table:table-cell>
          <table:table-cell table:style-name="Table1.A1" office:value-type="string">
            <text:p text:style-name="Table_20_Contents"><text:span text:style-name="Source_20_Text"><text:span text:style-name="T3">&lt;div&gt;Some content&lt;/div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span&gt;</text:span></text:span></text:p>
          </table:table-cell>
          <table:table-cell table:style-name="Table1.A1" office:value-type="string">
            <text:p text:style-name="P18">Generic container for inline content</text:p>
          </table:table-cell>
          <table:table-cell table:style-name="Table1.A1" office:value-type="string">
            <text:p text:style-name="Table_20_Contents"><text:span text:style-name="Source_20_Text"><text:span text:style-name="T3">&lt;span&gt;Text&lt;/span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br&gt;</text:span></text:span></text:p>
          </table:table-cell>
          <table:table-cell table:style-name="Table1.A1" office:value-type="string">
            <text:p text:style-name="P18">Line break</text:p>
          </table:table-cell>
          <table:table-cell table:style-name="Table1.A1" office:value-type="string">
            <text:p text:style-name="Table_20_Contents"><text:span text:style-name="Source_20_Text"><text:span text:style-name="T3">Line 1&lt;br&gt;Line 2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form&gt;</text:span></text:span></text:p>
          </table:table-cell>
          <table:table-cell table:style-name="Table1.A1" office:value-type="string">
            <text:p text:style-name="P18">Defines a form for user input</text:p>
          </table:table-cell>
          <table:table-cell table:style-name="Table1.A1" office:value-type="string">
            <text:p text:style-name="Table_20_Contents"><text:span text:style-name="Source_20_Text"><text:span text:style-name="T3">&lt;form&gt; ... &lt;/form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input&gt;</text:span></text:span></text:p>
          </table:table-cell>
          <table:table-cell table:style-name="Table1.A1" office:value-type="string">
            <text:p text:style-name="P18">Input field in a form</text:p>
          </table:table-cell>
          <table:table-cell table:style-name="Table1.A1" office:value-type="string">
            <text:p text:style-name="Table_20_Contents"><text:span text:style-name="Source_20_Text"><text:span text:style-name="T3">&lt;input type="text" /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button&gt;</text:span></text:span></text:p>
          </table:table-cell>
          <table:table-cell table:style-name="Table1.A1" office:value-type="string">
            <text:p text:style-name="P18">Clickable button</text:p>
          </table:table-cell>
          <table:table-cell table:style-name="Table1.A1" office:value-type="string">
            <text:p text:style-name="Table_20_Contents"><text:span text:style-name="Source_20_Text"><text:span text:style-name="T3">&lt;button&gt;Click Me&lt;/button&gt;</text:span></text:span></text:p>
          </table:table-cell>
        </table:table-row>
      </table:table>
      <text:p text:style-name="P13"/>
      <text:p text:style-name="P13">&lt;!DOCTYPE html&gt;</text:p>
      <text:p text:style-name="P13">&lt;html&gt;</text:p>
      <text:p text:style-name="P13"><text:s text:c="2"/>&lt;head&gt;</text:p>
      <text:p text:style-name="P13"><text:s text:c="4"/>&lt;title&gt;Example Page&lt;/title&gt;</text:p>
      <text:p text:style-name="P13"><text:s text:c="2"/>&lt;/head&gt;</text:p>
      <text:p text:style-name="P13"><text:s text:c="2"/>&lt;body&gt;</text:p>
      <text:p text:style-name="P13"><text:s text:c="4"/>&lt;h1&gt;Welcome to My Site&lt;/h1&gt;</text:p>
      <text:p text:style-name="P13"><text:s text:c="4"/>&lt;p&gt;This is a paragraph of text.&lt;/p&gt;</text:p>
      <text:p text:style-name="P13"><text:s text:c="4"/>&lt;a href="https://example.com"&gt;Go to Example&lt;/a&gt;</text:p>
      <text:p text:style-name="P13"><text:s text:c="4"/>&lt;img src="photo.jpg" alt="A sample photo" /&gt;</text:p>
      <text:p text:style-name="P13"><text:s text:c="2"/>&lt;/body&gt;</text:p>
      <text:p text:style-name="P13">&lt;/html&gt;</text:p>
      <text:p text:style-name="P13"/>
      <text:p text:style-name="P14"> What are the differences between block-level and inline elements? Give examples of each. </text:p>
      <text:p text:style-name="P13"/>
      <text:p text:style-name="Text_20_body"><text:span text:style-name="T3">Block-level elements </text:span><text:span text:style-name="Strong_20_Emphasis"><text:span text:style-name="T3">start on a new line</text:span></text:span><text:span text:style-name="T3"> and take up the </text:span><text:span text:style-name="Strong_20_Emphasis"><text:span text:style-name="T3">full width</text:span></text:span><text:span text:style-name="T3"> available (by default), stretching out to the left and right as far as it can.</text:span></text:p>
      <text:h text:style-name="Heading_20_4" text:outline-level="4"><text:span text:style-name="Strong_20_Emphasis"><text:span text:style-name="T3">Examples:</text:span></text:span></text:h>
      <text:list xml:id="list1696489381773980969" text:style-name="L3">
        <text:list-item>
          <text:p text:style-name="P55"><text:span text:style-name="Source_20_Text"><text:span text:style-name="T3">&lt;div&gt;</text:span></text:span><text:span text:style-name="T3"> – generic container</text:span></text:p>
        </text:list-item>
        <text:list-item>
          <text:p text:style-name="P55"><text:span text:style-name="Source_20_Text"><text:span text:style-name="T3">&lt;p&gt;</text:span></text:span><text:span text:style-name="T3"> – paragraph</text:span></text:p>
        </text:list-item>
        <text:list-item>
          <text:p text:style-name="P55"><text:span text:style-name="Source_20_Text"><text:span text:style-name="T3">&lt;h1&gt;</text:span></text:span><text:span text:style-name="T3"> to </text:span><text:span text:style-name="Source_20_Text"><text:span text:style-name="T3">&lt;h6&gt;</text:span></text:span><text:span text:style-name="T3"> – headings</text:span></text:p>
        </text:list-item>
        <text:list-item>
          <text:p text:style-name="P55"><text:span text:style-name="Source_20_Text"><text:span text:style-name="T3">&lt;ul&gt;</text:span></text:span><text:span text:style-name="T3">, </text:span><text:span text:style-name="Source_20_Text"><text:span text:style-name="T3">&lt;ol&gt;</text:span></text:span><text:span text:style-name="T3">, </text:span><text:span text:style-name="Source_20_Text"><text:span text:style-name="T3">&lt;li&gt;</text:span></text:span><text:span text:style-name="T3"> – lists</text:span></text:p>
        </text:list-item>
        <text:list-item>
          <text:p text:style-name="P55"><text:span text:style-name="Source_20_Text"><text:span text:style-name="T3">&lt;section&gt;,</text:span></text:span><text:span text:style-name="T3"> </text:span><text:span text:style-name="Source_20_Text"><text:span text:style-name="T3">&lt;header&gt;</text:span></text:span><text:span text:style-name="T3">, </text:span><text:span text:style-name="Source_20_Text"><text:span text:style-name="T3">&lt;footer&gt;</text:span></text:span></text:p>
        </text:list-item>
      </text:list>
      <text:h text:style-name="Heading_20_4" text:outline-level="4"><text:span text:style-name="Strong_20_Emphasis"><text:span text:style-name="T3">Example Code:</text:span></text:span></text:h>
      <text:p text:style-name="P4"><text:span text:style-name="Source_20_Text"><text:span text:style-name="T3">&lt;div&gt;</text:span></text:span></text:p>
      <text:p text:style-name="P4"><text:span text:style-name="Source_20_Text"><text:span text:style-name="T3"><text:s text:c="2"/>&lt;h1&gt;This is a heading&lt;/h1&gt;</text:span></text:span></text:p>
      <text:p text:style-name="P4"><text:span text:style-name="Source_20_Text"><text:span text:style-name="T3"><text:s text:c="2"/>&lt;p&gt;This is a paragraph inside a div.&lt;/p&gt;</text:span></text:span></text:p>
      <text:p text:style-name="P1"><text:soft-page-break/><text:span text:style-name="Source_20_Text"><text:span text:style-name="T3">&lt;/div&gt;</text:span></text:span></text:p>
      <text:h text:style-name="Heading_20_3" text:outline-level="3"><text:span text:style-name="T3">2</text:span><text:span text:style-name="Strong_20_Emphasis"><text:span text:style-name="T3">. Inline Elements</text:span></text:span></text:h>
      <text:p text:style-name="Text_20_body"><text:span text:style-name="T3">Inline elements </text:span><text:span text:style-name="Strong_20_Emphasis"><text:span text:style-name="T3">do not start on a new line</text:span></text:span><text:span text:style-name="T3"> and only take up as much width as necessary. They flow </text:span><text:span text:style-name="Strong_20_Emphasis"><text:span text:style-name="T3">within</text:span></text:span><text:span text:style-name="T3"> a block of text or content.</text:span></text:p>
      <text:h text:style-name="Heading_20_4" text:outline-level="4"><text:span text:style-name="Strong_20_Emphasis"><text:span text:style-name="T3">Examples:</text:span></text:span></text:h>
      <text:list xml:id="list3715228006581427098" text:style-name="L4">
        <text:list-item>
          <text:p text:style-name="P56"><text:span text:style-name="Source_20_Text"><text:span text:style-name="T3">&lt;span&gt;</text:span></text:span><text:span text:style-name="T3"> – generic inline container</text:span></text:p>
        </text:list-item>
        <text:list-item>
          <text:p text:style-name="P56"><text:span text:style-name="Source_20_Text"><text:span text:style-name="T3">&lt;a&gt;</text:span></text:span><text:span text:style-name="T3"> – anchor (link)</text:span></text:p>
        </text:list-item>
        <text:list-item>
          <text:p text:style-name="P56"><text:span text:style-name="Source_20_Text"><text:span text:style-name="T3">&lt;strong&gt;</text:span></text:span><text:span text:style-name="T3"> – bold </text:span></text:p>
        </text:list-item>
        <text:list-item>
          <text:p text:style-name="P56"><text:span text:style-name="Source_20_Text"><text:span text:style-name="T3">&lt;img&gt;</text:span></text:span><text:span text:style-name="T3"> – image</text:span></text:p>
        </text:list-item>
        <text:list-item>
          <text:p text:style-name="P56"><text:span text:style-name="Source_20_Text"><text:span text:style-name="T3">&lt;br&gt;</text:span></text:span><text:span text:style-name="T3"> – line break</text:span></text:p>
        </text:list-item>
      </text:list>
      <text:h text:style-name="Heading_20_4" text:outline-level="4"><text:span text:style-name="Strong_20_Emphasis"><text:span text:style-name="T3">Example Code:</text:span></text:span></text:h>
      <text:p text:style-name="P4"><text:span text:style-name="Source_20_Text"><text:span text:style-name="T3">&lt;p&gt;This is a &lt;strong&gt;bold&lt;/strong&gt; word in a sentence.&lt;/p&gt;</text:span></text:span></text:p>
      <text:p text:style-name="P1"><text:span text:style-name="Source_20_Text"><text:span text:style-name="T3">&lt;a href="#"&gt;Click here&lt;/a&gt; to visit the homepage.</text:span></text:span></text:p>
      <text:p text:style-name="P13"/>
      <text:p text:style-name="P14"> Explain the concept of semantic HTML and why it is important. </text:p>
      <text:p text:style-name="Standard"><text:span text:style-name="Strong_20_Emphasis"><text:span text:style-name="T3">Semantic HTML</text:span></text:span><text:span text:style-name="T3"> refers to the use of </text:span><text:span text:style-name="Strong_20_Emphasis"><text:span text:style-name="T3">HTML tags that convey meaning</text:span></text:span><text:span text:style-name="T3"> about the content they contain. Instead of just using generic elements like </text:span><text:span text:style-name="Source_20_Text"><text:span text:style-name="T3">&lt;div&gt;</text:span></text:span><text:span text:style-name="T3"> or </text:span><text:span text:style-name="Source_20_Text"><text:span text:style-name="T3">&lt;span&gt;</text:span></text:span><text:span text:style-name="T3">, semantic HTML uses meaningful tags like </text:span><text:span text:style-name="Source_20_Text"><text:span text:style-name="T3">&lt;header&gt;</text:span></text:span><text:span text:style-name="T3">, </text:span><text:span text:style-name="Source_20_Text"><text:span text:style-name="T3">&lt;article&gt;</text:span></text:span><text:span text:style-name="T3">, </text:span><text:span text:style-name="Source_20_Text"><text:span text:style-name="T3">&lt;footer&gt;</text:span></text:span><text:span text:style-name="T3">, etc. </text:span></text:p>
      <text:h text:style-name="Heading_20_3" text:outline-level="3"><text:span text:style-name="T3"><text:s/></text:span><text:span text:style-name="Strong_20_Emphasis"><text:span text:style-name="T3">Examples of Semantic Tags:</text:span></text:span></text:h>
      <text:list xml:id="list4193989250022437138" text:style-name="L5">
        <text:list-item>
          <text:p text:style-name="P57"><text:span text:style-name="Source_20_Text"><text:span text:style-name="T3">&lt;header&gt;</text:span></text:span><text:span text:style-name="T3"> – Page or section header</text:span></text:p>
        </text:list-item>
        <text:list-item>
          <text:p text:style-name="P57"><text:span text:style-name="Source_20_Text"><text:span text:style-name="T3">&lt;nav&gt;</text:span></text:span><text:span text:style-name="T3"> – Navigation links</text:span></text:p>
        </text:list-item>
        <text:list-item>
          <text:p text:style-name="P57"><text:span text:style-name="Source_20_Text"><text:span text:style-name="T3">&lt;main&gt;</text:span></text:span><text:span text:style-name="T3"> – Main content</text:span></text:p>
        </text:list-item>
        <text:list-item>
          <text:p text:style-name="P57"><text:span text:style-name="Source_20_Text"><text:span text:style-name="T3">&lt;article&gt;</text:span></text:span><text:span text:style-name="T3"> – Independent content</text:span></text:p>
        </text:list-item>
        <text:list-item>
          <text:p text:style-name="P57"><text:span text:style-name="Source_20_Text"><text:span text:style-name="T3">&lt;footer&gt;</text:span></text:span><text:span text:style-name="T3"> – Footer content</text:span></text:p>
        </text:list-item>
      </text:list>
      <text:list xml:id="list5255022363940753851" text:style-name="L6">
        <text:list-header>
          <text:p text:style-name="P43"/>
          <text:p text:style-name="P49">CSS Fundamentals</text:p>
          <text:p text:style-name="P49"> What is CSS? How does it differ from HTML? </text:p>
          <text:p text:style-name="P58"><text:span text:style-name="Strong_20_Emphasis"><text:span text:style-name="T3">CSS</text:span></text:span><text:span text:style-name="T3"> stands for </text:span><text:span text:style-name="Strong_20_Emphasis"><text:span text:style-name="T3">Cascading Style Sheets</text:span></text:span><text:span text:style-name="T3">.<text:line-break/>It is a language used to </text:span><text:span text:style-name="Strong_20_Emphasis"><text:span text:style-name="T3">style and visually format</text:span></text:span><text:span text:style-name="T3"> HTML content.</text:span></text:p>
        </text:list-header>
      </text:list>
      <text:h text:style-name="Heading_20_3" text:outline-level="3"><text:span text:style-name="T3"><text:s/></text:span><text:span text:style-name="Strong_20_Emphasis"><text:span text:style-name="T3">Purpose of CSS:</text:span></text:span></text:h>
      <text:p text:style-name="Text_20_body"><text:span text:style-name="T3">CSS controls how HTML elements </text:span><text:span text:style-name="Strong_20_Emphasis"><text:span text:style-name="T3">look</text:span></text:span><text:span text:style-name="T3"> — including:</text:span></text:p>
      <text:list xml:id="list7322972269341927601" text:style-name="L7">
        <text:list-item>
          <text:p text:style-name="P59">Colors</text:p>
        </text:list-item>
        <text:list-item>
          <text:p text:style-name="P59">Fonts</text:p>
        </text:list-item>
        <text:list-item>
          <text:p text:style-name="P59">Layout</text:p>
        </text:list-item>
        <text:list-item>
          <text:p text:style-name="P59">Spacing</text:p>
        </text:list-item>
        <text:list-item>
          <text:p text:style-name="P59"><text:soft-page-break/>Animations</text:p>
        </text:list-item>
        <text:list-item>
          <text:p text:style-name="P59">Responsiveness</text:p>
        </text:list-item>
      </text:list>
      <text:h text:style-name="Heading_20_3" text:outline-level="3"><text:span text:style-name="Strong_20_Emphasis"><text:span text:style-name="T4">Difference Between CSS and HTML: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9">Feature</text:p>
            </table:table-cell>
            <table:table-cell table:style-name="Table2.A1" office:value-type="string">
              <text:p text:style-name="Table_20_Heading"><text:span text:style-name="Strong_20_Emphasis"><text:span text:style-name="T3">HTML</text:span></text:span></text:p>
            </table:table-cell>
            <table:table-cell table:style-name="Table2.A1" office:value-type="string">
              <text:p text:style-name="Table_20_Heading"><text:span text:style-name="Strong_20_Emphasis"><text:span text:style-name="T3">CSS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8">Purpose</text:p>
          </table:table-cell>
          <table:table-cell table:style-name="Table2.A1" office:value-type="string">
            <text:p text:style-name="P18">Structures content</text:p>
          </table:table-cell>
          <table:table-cell table:style-name="Table2.A1" office:value-type="string">
            <text:p text:style-name="P18">Styles the content</text:p>
          </table:table-cell>
        </table:table-row>
        <table:table-row>
          <table:table-cell table:style-name="Table2.A1" office:value-type="string">
            <text:p text:style-name="P18">Role</text:p>
          </table:table-cell>
          <table:table-cell table:style-name="Table2.A1" office:value-type="string">
            <text:p text:style-name="P18">Defines elements (e.g., headings, images, links)</text:p>
          </table:table-cell>
          <table:table-cell table:style-name="Table2.A1" office:value-type="string">
            <text:p text:style-name="P18">Defines appearance (e.g., color, size, position)</text:p>
          </table:table-cell>
        </table:table-row>
        <table:table-row>
          <table:table-cell table:style-name="Table2.A1" office:value-type="string">
            <text:p text:style-name="P18">Language Type</text:p>
          </table:table-cell>
          <table:table-cell table:style-name="Table2.A1" office:value-type="string">
            <text:p text:style-name="P18">Markup language</text:p>
          </table:table-cell>
          <table:table-cell table:style-name="Table2.A1" office:value-type="string">
            <text:p text:style-name="P18">Style sheet language</text:p>
          </table:table-cell>
        </table:table-row>
        <table:table-row>
          <table:table-cell table:style-name="Table2.A1" office:value-type="string">
            <text:p text:style-name="P18">Example Tag</text:p>
          </table:table-cell>
          <table:table-cell table:style-name="Table2.A1" office:value-type="string">
            <text:p text:style-name="Table_20_Contents"><text:span text:style-name="Source_20_Text"><text:span text:style-name="T3">&lt;p&gt;This is a paragraph.&lt;/p&gt;</text:span></text:span></text:p>
          </table:table-cell>
          <table:table-cell table:style-name="Table2.A1" office:value-type="string">
            <text:p text:style-name="Table_20_Contents"><text:span text:style-name="Source_20_Text"><text:span text:style-name="T3">p { color: blue; font-size: 16px; }</text:span></text:span></text:p>
          </table:table-cell>
        </table:table-row>
        <table:table-row>
          <table:table-cell table:style-name="Table2.A1" office:value-type="string">
            <text:p text:style-name="P18">File Extension</text:p>
          </table:table-cell>
          <table:table-cell table:style-name="Table2.A1" office:value-type="string">
            <text:p text:style-name="Table_20_Contents"><text:span text:style-name="Source_20_Text"><text:span text:style-name="T3">.html</text:span></text:span></text:p>
          </table:table-cell>
          <table:table-cell table:style-name="Table2.A1" office:value-type="string">
            <text:p text:style-name="Table_20_Contents"><text:span text:style-name="Source_20_Text"><text:span text:style-name="T3">.css</text:span></text:span></text:p>
          </table:table-cell>
        </table:table-row>
      </table:table>
      <text:p text:style-name="P13"/>
      <text:p text:style-name="P13"><text:span text:style-name="T1"> Explain the three ways to apply CSS to a web page.</text:span> </text:p>
      <text:p text:style-name="P13"/>
      <text:p text:style-name="Text_20_body"><text:span text:style-name="Strong_20_Emphasis"><text:span text:style-name="T3">1.Inline CSS</text:span></text:span></text:p>
      <text:list xml:id="list8309436523378148823" text:style-name="L8">
        <text:list-item>
          <text:p text:style-name="P81"><text:span text:style-name="T3">Written inside an HTML tag using the </text:span><text:span text:style-name="Source_20_Text"><text:span text:style-name="T3">style</text:span></text:span><text:span text:style-name="T3"> attribute.</text:span></text:p>
        </text:list-item>
        <text:list-item>
          <text:p text:style-name="P60">Example:</text:p>
          <text:p text:style-name="P20"><text:span text:style-name="Source_20_Text"><text:span text:style-name="T3">&lt;p style="color: red;"&gt;Red text&lt;/p&gt;</text:span></text:span></text:p>
        </text:list-item>
      </text:list>
      <text:list xml:id="list1707510734081910961" text:style-name="L9">
        <text:list-item>
          <text:p text:style-name="P82"><text:span text:style-name="Strong_20_Emphasis"><text:span text:style-name="T3">Internal CSS</text:span></text:span></text:p>
        </text:list-item>
      </text:list>
      <text:list xml:id="list4352469473959339607" text:style-name="L10">
        <text:list-item>
          <text:p text:style-name="P83"><text:span text:style-name="T3">Written inside a </text:span><text:span text:style-name="Source_20_Text"><text:span text:style-name="T3">&lt;style&gt;</text:span></text:span><text:span text:style-name="T3"> tag within the HTML </text:span><text:span text:style-name="Source_20_Text"><text:span text:style-name="T3">&lt;head&gt;</text:span></text:span><text:span text:style-name="T3">.</text:span></text:p>
        </text:list-item>
        <text:list-item>
          <text:p text:style-name="P61">Example:</text:p>
          <text:p text:style-name="P38"><text:span text:style-name="Source_20_Text"><text:span text:style-name="T3">&lt;style&gt;</text:span></text:span></text:p>
          <text:p text:style-name="P38"><text:span text:style-name="Source_20_Text"><text:span text:style-name="T3"><text:s text:c="2"/>p { color: blue; }</text:span></text:span></text:p>
          <text:p text:style-name="P21"><text:span text:style-name="Source_20_Text"><text:span text:style-name="T3">&lt;/style&gt;</text:span></text:span></text:p>
        </text:list-item>
      </text:list>
      <text:list xml:id="list7709468631992496247" text:style-name="L11">
        <text:list-item>
          <text:p text:style-name="P84"><text:span text:style-name="Strong_20_Emphasis"><text:span text:style-name="T3">External CSS</text:span></text:span></text:p>
        </text:list-item>
      </text:list>
      <text:list xml:id="list2754299572351942390" text:style-name="L12">
        <text:list-item>
          <text:p text:style-name="P85"><text:span text:style-name="T3">Written in a separate </text:span><text:span text:style-name="Source_20_Text"><text:span text:style-name="T3">.css</text:span></text:span><text:span text:style-name="T3"> file and linked with </text:span><text:span text:style-name="Source_20_Text"><text:span text:style-name="T3">&lt;link&gt;</text:span></text:span><text:span text:style-name="T3"> in the HTML </text:span><text:span text:style-name="Source_20_Text"><text:span text:style-name="T3">&lt;head&gt;</text:span></text:span><text:span text:style-name="T3">.</text:span></text:p>
        </text:list-item>
        <text:list-item>
          <text:p text:style-name="P62">Example:</text:p>
          <text:p text:style-name="P22"><text:span text:style-name="Source_20_Text"><text:span text:style-name="T3">&lt;link rel="stylesheet" href="style.css"&gt;</text:span></text:span></text:p>
        </text:list-item>
      </text:list>
      <text:p text:style-name="P14"> What are CSS selectors? List and describe the different types of selectors. </text:p>
      <text:p text:style-name="Text_20_body"><text:span text:style-name="Strong_20_Emphasis"><text:span text:style-name="T3">Universal Selector (</text:span></text:span><text:span text:style-name="Strong_20_Emphasis"><text:span text:style-name="Source_20_Text"><text:span text:style-name="T3">*</text:span></text:span></text:span><text:span text:style-name="Strong_20_Emphasis"><text:span text:style-name="T3">)</text:span></text:span></text:p>
      <text:list xml:id="list4806571686183669361" text:style-name="L13">
        <text:list-item>
          <text:p text:style-name="P86"><text:span text:style-name="T3">Targets </text:span><text:span text:style-name="Strong_20_Emphasis"><text:span text:style-name="T3">all elements</text:span></text:span></text:p>
          <text:p text:style-name="P63">Example:</text:p>
          <text:p text:style-name="P23"><text:span text:style-name="Source_20_Text"><text:span text:style-name="T3">* { margin: 0; }</text:span></text:span></text:p>
        </text:list-item>
      </text:list>
      <text:list xml:id="list532466044664929039" text:style-name="L14">
        <text:list-item>
          <text:p text:style-name="P87"><text:span text:style-name="Strong_20_Emphasis"><text:span text:style-name="T3">Element Selector</text:span></text:span></text:p>
        </text:list-item>
      </text:list>
      <text:list xml:id="list7777983811505174860" text:style-name="L15">
        <text:list-header>
          <text:p text:style-name="P88"><text:span text:style-name="T3">Targets elements by </text:span><text:span text:style-name="Strong_20_Emphasis"><text:span text:style-name="T3">tag name</text:span></text:span></text:p>
        </text:list-header>
        <text:list-item>
          <text:p text:style-name="P64">Example:</text:p>
          <text:p text:style-name="P24"><text:soft-page-break/><text:span text:style-name="Source_20_Text"><text:span text:style-name="T3">p { color: blue; }</text:span></text:span></text:p>
        </text:list-item>
      </text:list>
      <text:list xml:id="list3031766144117224002" text:style-name="L16">
        <text:list-item>
          <text:p text:style-name="P89"><text:span text:style-name="Strong_20_Emphasis"><text:span text:style-name="T3">Class Selector (</text:span></text:span><text:span text:style-name="Strong_20_Emphasis"><text:span text:style-name="Source_20_Text"><text:span text:style-name="T3">.</text:span></text:span></text:span><text:span text:style-name="Strong_20_Emphasis"><text:span text:style-name="T3">)</text:span></text:span></text:p>
        </text:list-item>
      </text:list>
      <text:list xml:id="list1506975977746119513" text:style-name="L17">
        <text:list-header>
          <text:p text:style-name="P90"><text:span text:style-name="T3">Targets elements with a specific </text:span><text:span text:style-name="Strong_20_Emphasis"><text:span text:style-name="T3">class</text:span></text:span></text:p>
        </text:list-header>
        <text:list-item>
          <text:p text:style-name="P65">Example:</text:p>
          <text:p text:style-name="P25"><text:span text:style-name="Source_20_Text"><text:span text:style-name="T3">.highlight { background: yellow; }</text:span></text:span></text:p>
        </text:list-item>
      </text:list>
      <text:list xml:id="list1936419780080417023" text:style-name="L18">
        <text:list-item>
          <text:p text:style-name="P91"><text:span text:style-name="Strong_20_Emphasis"><text:span text:style-name="T3">ID Selector (</text:span></text:span><text:span text:style-name="Strong_20_Emphasis"><text:span text:style-name="Source_20_Text"><text:span text:style-name="T3">#</text:span></text:span></text:span><text:span text:style-name="Strong_20_Emphasis"><text:span text:style-name="T3">)</text:span></text:span></text:p>
        </text:list-item>
      </text:list>
      <text:list xml:id="list702877591266600397" text:style-name="L19">
        <text:list-header>
          <text:p text:style-name="P92"><text:span text:style-name="T3">Targets a single element with a specific </text:span><text:span text:style-name="Strong_20_Emphasis"><text:span text:style-name="T3">ID</text:span></text:span></text:p>
        </text:list-header>
        <text:list-item>
          <text:p text:style-name="P66">Example:</text:p>
          <text:p text:style-name="P26"><text:span text:style-name="Source_20_Text"><text:span text:style-name="T3">#header {</text:span></text:span></text:p>
          <text:p text:style-name="P26"><text:span text:style-name="Source_20_Text"><text:span text:style-name="T3"><text:s/>font-size: 24px;</text:span></text:span></text:p>
          <text:p text:style-name="P26"><text:span text:style-name="Source_20_Text"><text:span text:style-name="T3"><text:s/>}</text:span></text:span></text:p>
        </text:list-item>
      </text:list>
      <text:list xml:id="list8543028156670815424" text:style-name="L20">
        <text:list-item>
          <text:p text:style-name="P93"><text:span text:style-name="Strong_20_Emphasis"><text:span text:style-name="T3">Group Selector</text:span></text:span></text:p>
        </text:list-item>
      </text:list>
      <text:list xml:id="list9183250024535203397" text:style-name="L21">
        <text:list-header>
          <text:p text:style-name="P94"><text:span text:style-name="T3">Targets </text:span><text:span text:style-name="Strong_20_Emphasis"><text:span text:style-name="T3">multiple selectors</text:span></text:span><text:span text:style-name="T3"> at once</text:span></text:p>
          <text:p text:style-name="P67">Example:</text:p>
          <text:p text:style-name="P27"><text:span text:style-name="Source_20_Text"><text:span text:style-name="T3">h1, h2, p { color: green; }</text:span></text:span></text:p>
        </text:list-header>
      </text:list>
      <text:list xml:id="list4935716285584554684" text:style-name="L22">
        <text:list-item>
          <text:p text:style-name="P95"><text:span text:style-name="Strong_20_Emphasis"><text:span text:style-name="T3">Descendant Selector</text:span></text:span></text:p>
        </text:list-item>
      </text:list>
      <text:list xml:id="list7512830637725536151" text:style-name="L23">
        <text:list-header>
          <text:p text:style-name="P96"><text:span text:style-name="T3">Targets elements </text:span><text:span text:style-name="Strong_20_Emphasis"><text:span text:style-name="T3">inside</text:span></text:span><text:span text:style-name="T3"> another element</text:span></text:p>
          <text:p text:style-name="P68">Example:</text:p>
          <text:p text:style-name="P28"><text:span text:style-name="Source_20_Text"><text:span text:style-name="T3">div p { font-style: italic; }</text:span></text:span></text:p>
        </text:list-header>
      </text:list>
      <text:list xml:id="list7916243777480736942" text:style-name="L24">
        <text:list-item>
          <text:p text:style-name="P97"><text:span text:style-name="Strong_20_Emphasis"><text:span text:style-name="T3">Child Selector (</text:span></text:span><text:span text:style-name="Strong_20_Emphasis"><text:span text:style-name="Source_20_Text"><text:span text:style-name="T3">&gt;</text:span></text:span></text:span><text:span text:style-name="Strong_20_Emphasis"><text:span text:style-name="T3">)</text:span></text:span></text:p>
        </text:list-item>
      </text:list>
      <text:list xml:id="list880329794070393581" text:style-name="L25">
        <text:list-header>
          <text:p text:style-name="P98"><text:span text:style-name="T3">Targets </text:span><text:span text:style-name="Strong_20_Emphasis"><text:span text:style-name="T3">direct children</text:span></text:span></text:p>
          <text:p text:style-name="P69">Example:</text:p>
          <text:p text:style-name="P29"><text:span text:style-name="Source_20_Text"><text:span text:style-name="T3">ul &gt; li { list-style: none; }</text:span></text:span></text:p>
        </text:list-header>
      </text:list>
      <text:list xml:id="list8838453360666592435" text:style-name="L26">
        <text:list-item>
          <text:p text:style-name="P99"><text:span text:style-name="Strong_20_Emphasis"><text:span text:style-name="T3">Pseudo-class Selector (</text:span></text:span><text:span text:style-name="Strong_20_Emphasis"><text:span text:style-name="Source_20_Text"><text:span text:style-name="T3">:</text:span></text:span></text:span><text:span text:style-name="Strong_20_Emphasis"><text:span text:style-name="T3">)</text:span></text:span></text:p>
        </text:list-item>
      </text:list>
      <text:list xml:id="list6785470872102389660" text:style-name="L27">
        <text:list-header>
          <text:p text:style-name="P100"><text:span text:style-name="T3">Targets elements in a </text:span><text:span text:style-name="Strong_20_Emphasis"><text:span text:style-name="T3">specific state</text:span></text:span></text:p>
          <text:p text:style-name="P70">Example:</text:p>
          <text:p text:style-name="P30"><text:span text:style-name="Source_20_Text"><text:span text:style-name="T3">a:hover { color: red; }</text:span></text:span></text:p>
        </text:list-header>
      </text:list>
      <text:p text:style-name="P13"/>
      <text:p text:style-name="P14"> What is the box model in CSS? Explain its components. </text:p>
      <text:p text:style-name="P13"/>
      <text:p text:style-name="Text_20_body"><text:span text:style-name="T3">The </text:span><text:span text:style-name="Strong_20_Emphasis"><text:span text:style-name="T3">CSS Box Model</text:span></text:span><text:span text:style-name="T3"> is a fundamental concept that describes how elements on a web page are </text:span><text:span text:style-name="Strong_20_Emphasis"><text:span text:style-name="T3">structured and spaced</text:span></text:span><text:span text:style-name="T3">. Every HTML element is considered as a rectangular box composed of several layers.</text:span></text:p>
      <text:h text:style-name="P7" text:outline-level="3"><text:soft-page-break/>Components of the Box Model:</text:h>
      <text:list xml:id="list8485986111283535811" text:style-name="L28">
        <text:list-item>
          <text:p text:style-name="P101"><text:span text:style-name="Strong_20_Emphasis"><text:span text:style-name="T3">Content</text:span></text:span></text:p>
          <text:list>
            <text:list-item>
              <text:p text:style-name="P71">The actual content inside the element (text, images, etc.).</text:p>
            </text:list-item>
            <text:list-item>
              <text:p text:style-name="P101"><text:span text:style-name="T3">Size controlled by </text:span><text:span text:style-name="Source_20_Text"><text:span text:style-name="T3">width</text:span></text:span><text:span text:style-name="T3"> and </text:span><text:span text:style-name="Source_20_Text"><text:span text:style-name="T3">height</text:span></text:span><text:span text:style-name="T3">.</text:span></text:p>
            </text:list-item>
          </text:list>
        </text:list-item>
        <text:list-item>
          <text:p text:style-name="P101"><text:span text:style-name="Strong_20_Emphasis"><text:span text:style-name="T3">Padding</text:span></text:span></text:p>
          <text:list>
            <text:list-item>
              <text:p text:style-name="P101"><text:span text:style-name="T3">Space </text:span><text:span text:style-name="Strong_20_Emphasis"><text:span text:style-name="T3">inside</text:span></text:span><text:span text:style-name="T3"> the element, </text:span><text:span text:style-name="Strong_20_Emphasis"><text:span text:style-name="T3">between the content and the border</text:span></text:span><text:span text:style-name="T3">.</text:span></text:p>
            </text:list-item>
            <text:list-item>
              <text:p text:style-name="P71">Adds breathing room inside the box.</text:p>
            </text:list-item>
          </text:list>
        </text:list-item>
        <text:list-item>
          <text:p text:style-name="P101"><text:span text:style-name="Strong_20_Emphasis"><text:span text:style-name="T3">Border</text:span></text:span></text:p>
          <text:list>
            <text:list-item>
              <text:p text:style-name="P71">The line surrounding the padding and content.</text:p>
            </text:list-item>
            <text:list-item>
              <text:p text:style-name="P71">Can have thickness, style, and color.</text:p>
            </text:list-item>
          </text:list>
        </text:list-item>
        <text:list-item>
          <text:p text:style-name="P101"><text:span text:style-name="Strong_20_Emphasis"><text:span text:style-name="T3">Margin</text:span></text:span></text:p>
          <text:list>
            <text:list-item>
              <text:p text:style-name="P101"><text:span text:style-name="T3">Space </text:span><text:span text:style-name="Strong_20_Emphasis"><text:span text:style-name="T3">outside</text:span></text:span><text:span text:style-name="T3"> the border, separating the element from others.</text:span></text:p>
            </text:list-item>
            <text:list-item>
              <text:p text:style-name="P71">Controls the distance between elements.</text:p>
            </text:list-item>
          </text:list>
        </text:list-item>
      </text:list>
      <text:p text:style-name="P13"/>
      <text:list xml:id="list9005337815147083819" text:style-name="L29">
        <text:list-item>
          <text:p text:style-name="P50">Responsive Web Design</text:p>
        </text:list-item>
      </text:list>
      <text:p text:style-name="P13"/>
      <text:p text:style-name="P13"/>
      <text:p text:style-name="P14"> What is responsive web design? Why is it important? </text:p>
      <text:p text:style-name="Text_20_body"><text:span text:style-name="Strong_20_Emphasis"><text:span text:style-name="T3">Responsive Web Design (RWD)</text:span></text:span><text:span text:style-name="T3"> is an approach to building websites so that they </text:span><text:span text:style-name="Strong_20_Emphasis"><text:span text:style-name="T3">adapt smoothly to different screen sizes and devices</text:span></text:span><text:span text:style-name="T3"> (desktops, tablets, smartphones).</text:span></text:p>
      <text:p text:style-name="Text_20_body"><text:span text:style-name="T3">It ensures the site looks good and works well on </text:span><text:span text:style-name="Strong_20_Emphasis"><text:span text:style-name="T3">any device</text:span></text:span><text:span text:style-name="T3">, by using flexible layouts, images, and CSS media queries.</text:span></text:p>
      <text:p text:style-name="P13"/>
      <text:h text:style-name="P7" text:outline-level="3">Why is Responsive Web Design Important?</text:h>
      <text:list xml:id="list9137464236808279701" text:style-name="L30">
        <text:list-item>
          <text:p text:style-name="P102"><text:span text:style-name="Strong_20_Emphasis"><text:span text:style-name="T3">Better User Experience:</text:span></text:span><text:span text:style-name="T3"><text:line-break/>Users get an optimized, easy-to-use website regardless of their device.</text:span></text:p>
        </text:list-item>
        <text:list-item>
          <text:p text:style-name="P102"><text:span text:style-name="Strong_20_Emphasis"><text:span text:style-name="T3">Increased Mobile Traffic:</text:span></text:span><text:span text:style-name="T3"><text:line-break/>More people browse on mobile devices, so responsive design captures a larger audience.</text:span></text:p>
        </text:list-item>
        <text:list-item>
          <text:p text:style-name="P102"><text:span text:style-name="Strong_20_Emphasis"><text:span text:style-name="T3">Improved SEO:</text:span></text:span><text:span text:style-name="T3"><text:line-break/>Search engines like Google prioritize mobile-friendly, responsive sites in rankings.</text:span></text:p>
        </text:list-item>
        <text:list-item>
          <text:p text:style-name="P102"><text:span text:style-name="Strong_20_Emphasis"><text:span text:style-name="T3">Cost-Effective:</text:span></text:span><text:span text:style-name="T3"><text:line-break/>One website works across all devices — no need for separate mobile sites.</text:span></text:p>
        </text:list-item>
      </text:list>
      <text:p text:style-name="P14"> Explain the use of media queries in CSS. Provide an example. </text:p>
      <text:p text:style-name="P13"/>
      <text:p text:style-name="Text_20_body"><text:span text:style-name="Strong_20_Emphasis"><text:span text:style-name="T3">Media queries</text:span></text:span><text:span text:style-name="T3"> allow you to apply different CSS styles based on the </text:span><text:span text:style-name="Strong_20_Emphasis"><text:span text:style-name="T3">device’s characteristics</text:span></text:span><text:span text:style-name="T3"> such as screen size, resolution, orientation, etc.</text:span></text:p>
      <text:p text:style-name="Text_20_body"><text:span text:style-name="T3">They are key for creating </text:span><text:span text:style-name="Strong_20_Emphasis"><text:span text:style-name="T3">responsive designs</text:span></text:span><text:span text:style-name="T3"> that adapt to various devices.</text:span></text:p>
      <text:p text:style-name="P13"/>
      <text:p text:style-name="P13"/>
      <text:p text:style-name="P13">body {</text:p>
      <text:p text:style-name="P13"><text:soft-page-break/><text:s text:c="2"/>background-color: white;</text:p>
      <text:p text:style-name="P13"><text:s text:c="2"/>font-size: 16px;</text:p>
      <text:p text:style-name="P13">}</text:p>
      <text:p text:style-name="P13"/>
      <text:p text:style-name="P13"/>
      <text:p text:style-name="P13">@media (max-width: 600px) {</text:p>
      <text:p text:style-name="P13"><text:s text:c="2"/>body {</text:p>
      <text:p text:style-name="P13"><text:s text:c="4"/>background-color: lightgray;</text:p>
      <text:p text:style-name="P13"><text:s text:c="4"/>font-size: 14px;</text:p>
      <text:p text:style-name="P13"><text:s text:c="2"/>}</text:p>
      <text:p text:style-name="P13">}</text:p>
      <text:p text:style-name="P13"/>
      <text:p text:style-name="P14"> What are the benefits of using a mobile-first approach in web design? </text:p>
      <text:p text:style-name="P13"/>
      <text:h text:style-name="P7" text:outline-level="3">Benefits of Using a Mobile-First Approach in Web Design</text:h>
      <text:list xml:id="list8026243664320561045" text:style-name="L31">
        <text:list-item>
          <text:p text:style-name="P103"><text:span text:style-name="Strong_20_Emphasis"><text:span text:style-name="T3">Better Performance</text:span></text:span><text:span text:style-name="T3"><text:line-break/>Designing for mobile first encourages simpler, faster-loading pages, improving load times on all devices.</text:span></text:p>
        </text:list-item>
        <text:list-item>
          <text:p text:style-name="P103"><text:span text:style-name="Strong_20_Emphasis"><text:span text:style-name="T3">Improved User Experience</text:span></text:span><text:span text:style-name="T3"><text:line-break/>Focuses on essential content and features for smaller screens, ensuring clarity and usability.</text:span></text:p>
        </text:list-item>
        <text:list-item>
          <text:p text:style-name="P103"><text:span text:style-name="Strong_20_Emphasis"><text:span text:style-name="T3">Easier Responsive Design</text:span></text:span><text:span text:style-name="T3"><text:line-break/>Starting with mobile styles and then scaling up (progressive enhancement) helps manage CSS more efficiently.</text:span></text:p>
        </text:list-item>
        <text:list-item>
          <text:p text:style-name="P103"><text:span text:style-name="Strong_20_Emphasis"><text:span text:style-name="T3">Wider Audience Reach</text:span></text:span><text:span text:style-name="T3"><text:line-break/>Mobile users are a huge portion of internet traffic; mobile-first ensures your site works well for them.</text:span></text:p>
        </text:list-item>
        <text:list-item>
          <text:p text:style-name="P103"><text:span text:style-name="Strong_20_Emphasis"><text:span text:style-name="T3">SEO Advantages</text:span></text:span><text:span text:style-name="T3"><text:line-break/>Search engines like Google prioritize mobile-friendly websites, boosting your ranking.</text:span></text:p>
        </text:list-item>
        <text:list-item>
          <text:p text:style-name="P103"><text:span text:style-name="Strong_20_Emphasis"><text:span text:style-name="T3">Cost-Effective Development</text:span></text:span><text:span text:style-name="T3"><text:line-break/>Avoids building separate desktop and mobile versions, saving time and resources.</text:span></text:p>
        </text:list-item>
      </text:list>
      <text:p text:style-name="P13"/>
      <text:list xml:id="list1930656175078110603" text:style-name="L32">
        <text:list-item>
          <text:p text:style-name="P44">PHP Integration</text:p>
          <text:p text:style-name="P44"> How can PHP be used to dynamically generate HTML content? Provide examples. </text:p>
          <text:p text:style-name="P51"><text:span text:style-name="T3">--&gt;PHP is a </text:span><text:span text:style-name="Strong_20_Emphasis"><text:span text:style-name="T3">server-side scripting language</text:span></text:span><text:span text:style-name="T3"> that can generate HTML content dynamically before the page is sent to the browser. </text:span></text:p>
          <text:p text:style-name="P44">This means PHP runs on the server, processes logic (like database queries, calculations, conditions), and outputs HTML for the client. </text:p>
          <text:p text:style-name="P44">EXAMPLE:-</text:p>
        </text:list-item>
      </text:list>
      <text:p text:style-name="P13"><text:s text:c="4"/>&lt;!DOCTYPE html&gt;</text:p>
      <text:p text:style-name="P13">&lt;html&gt;</text:p>
      <text:p text:style-name="P13">&lt;head&gt;</text:p>
      <text:p text:style-name="P13"><text:s text:c="4"/>&lt;title&gt;Dynamic HTML with PHP&lt;/title&gt;</text:p>
      <text:p text:style-name="P13">&lt;/head&gt;</text:p>
      <text:p text:style-name="P13">&lt;body&gt;</text:p>
      <text:p text:style-name="P13"><text:s text:c="4"/>&lt;h1&gt;Welcome to My Website&lt;/h1&gt;</text:p>
      <text:p text:style-name="P13"><text:soft-page-break/><text:s text:c="4"/>&lt;p&gt;</text:p>
      <text:p text:style-name="P13"><text:s text:c="8"/>&lt;?php </text:p>
      <text:p text:style-name="P13"><text:s text:c="12"/>$name = "Tanisha";</text:p>
      <text:p text:style-name="P13"><text:s text:c="12"/>echo "Hello, $name!"; </text:p>
      <text:p text:style-name="P13"><text:s text:c="8"/>?&gt;</text:p>
      <text:p text:style-name="P13"><text:s text:c="4"/>&lt;/p&gt;</text:p>
      <text:p text:style-name="P13">&lt;/body&gt;</text:p>
      <text:p text:style-name="P13">&lt;/html&gt;</text:p>
      <text:p text:style-name="P13"/>
      <text:p text:style-name="P13"> Explain how to include CSS files in a PHP-generated HTML page. </text:p>
      <text:p text:style-name="P8"><text:span text:style-name="T3">When you generate HTML with </text:span><text:span text:style-name="Strong_20_Emphasis"><text:span text:style-name="T3">PHP</text:span></text:span><text:span text:style-name="T3">, you can include </text:span><text:span text:style-name="Strong_20_Emphasis"><text:span text:style-name="T3">CSS files</text:span></text:span><text:span text:style-name="T3"> the same way you would in a normal HTML page — using the </text:span><text:span text:style-name="Source_20_Text"><text:span text:style-name="T3">&lt;link&gt;</text:span></text:span><text:span text:style-name="T3"> tag inside the </text:span><text:span text:style-name="Source_20_Text"><text:span text:style-name="T3">&lt;head&gt;</text:span></text:span><text:span text:style-name="T3"> section. </text:span></text:p>
      <text:p text:style-name="P13">Since PHP just outputs HTML to the browser, the CSS linking works exactly the same. </text:p>
      <text:p text:style-name="P13"/>
      <text:p text:style-name="P13"/>
      <text:p text:style-name="P13">&lt;!DOCTYPE html&gt;</text:p>
      <text:p text:style-name="P13">&lt;html&gt;</text:p>
      <text:p text:style-name="P13">&lt;head&gt;</text:p>
      <text:p text:style-name="P13"><text:s text:c="4"/>&lt;title&gt;PHP with CSS&lt;/title&gt;</text:p>
      <text:p text:style-name="P13"><text:s text:c="4"/>&lt;link rel="stylesheet" type="text/css" href="style.css"&gt;</text:p>
      <text:p text:style-name="P13">&lt;/head&gt;</text:p>
      <text:p text:style-name="P13">&lt;body&gt;</text:p>
      <text:p text:style-name="P13"><text:s text:c="4"/>&lt;?php</text:p>
      <text:p text:style-name="P13"><text:s text:c="8"/>echo "&lt;h1 class='heading'&gt;Hello, World!&lt;/h1&gt;";</text:p>
      <text:p text:style-name="P13"><text:s text:c="8"/>echo "&lt;p class='paragraph'&gt;This is styled using CSS.&lt;/p&gt;";</text:p>
      <text:p text:style-name="P13"><text:s text:c="4"/>?&gt;</text:p>
      <text:p text:style-name="P13">&lt;/body&gt;</text:p>
      <text:p text:style-name="P13">&lt;/html&gt;</text:p>
      <text:p text:style-name="P13"/>
      <text:p text:style-name="P13"> What are the advantages of using PHP to manage HTML forms? </text:p>
      <text:p text:style-name="P13"/>
      <text:h text:style-name="P5" text:outline-level="3"><text:span text:style-name="Strong_20_Emphasis"><text:span text:style-name="T3">1. Easy Form Data Collection</text:span></text:span></text:h>
      <text:list xml:id="list6115662248152537079" text:style-name="L33">
        <text:list-item>
          <text:p text:style-name="P104"><text:span text:style-name="T3">PHP can access form data sent via </text:span><text:span text:style-name="Source_20_Text"><text:span text:style-name="T3">GET</text:span></text:span><text:span text:style-name="T3"> or </text:span><text:span text:style-name="Source_20_Text"><text:span text:style-name="T3">POST</text:span></text:span><text:span text:style-name="T3"> methods using </text:span><text:span text:style-name="Source_20_Text"><text:span text:style-name="T3">$_GET</text:span></text:span><text:span text:style-name="T3"> and </text:span><text:span text:style-name="Source_20_Text"><text:span text:style-name="T3">$_POST</text:span></text:span><text:span text:style-name="T3">.</text:span></text:p>
        </text:list-item>
        <text:list-item>
          <text:p text:style-name="P72">Example:</text:p>
          <text:p text:style-name="P39"><text:span text:style-name="Source_20_Text"><text:span text:style-name="T3">$name = $_POST['name'];</text:span></text:span></text:p>
          <text:p text:style-name="P31"><text:span text:style-name="Source_20_Text"><text:span text:style-name="T3">$email = $_POST['email'];</text:span></text:span></text:p>
        </text:list-item>
        <text:list-item>
          <text:p text:style-name="P72">This makes it simple to capture user input.</text:p>
        </text:list-item>
      </text:list>
      <text:h text:style-name="Heading_20_3" text:outline-level="3"><text:span text:style-name="Strong_20_Emphasis"><text:span text:style-name="T3">2. Validation and Error Handling</text:span></text:span></text:h>
      <text:list xml:id="list2297412095180640849" text:style-name="L34">
        <text:list-item>
          <text:p text:style-name="P73">PHP allows you to validate form data (e.g., check if fields are empty, if email is valid, etc.) before saving or using it.</text:p>
        </text:list-item>
        <text:list-item>
          <text:p text:style-name="P73">Example:</text:p>
          <text:p text:style-name="P40"><text:span text:style-name="Source_20_Text"><text:span text:style-name="T3">if (empty($_POST['email'])) {</text:span></text:span></text:p>
          <text:p text:style-name="P40"><text:span text:style-name="Source_20_Text"><text:span text:style-name="T3"><text:s text:c="4"/>echo "Email is required!";</text:span></text:span></text:p>
          <text:p text:style-name="P40"><text:span text:style-name="Source_20_Text"><text:span text:style-name="T3">} elseif (!filter_var($_POST['email'], FILTER_VALIDATE_EMAIL)) {</text:span></text:span></text:p>
          <text:p text:style-name="P40"><text:span text:style-name="Source_20_Text"><text:span text:style-name="T3"><text:s text:c="4"/>echo "Invalid email format!";</text:span></text:span></text:p>
          <text:p text:style-name="P32"><text:soft-page-break/><text:span text:style-name="Source_20_Text"><text:span text:style-name="T3">}</text:span></text:span></text:p>
        </text:list-item>
      </text:list>
      <text:h text:style-name="Heading_20_3" text:outline-level="3"><text:span text:style-name="Strong_20_Emphasis"><text:span text:style-name="T3">3. Security Features</text:span></text:span></text:h>
      <text:list xml:id="list2671440528677728292" text:style-name="L35">
        <text:list-item>
          <text:p text:style-name="P105"><text:span text:style-name="T3">PHP can sanitize and escape form inputs to prevent </text:span><text:span text:style-name="Strong_20_Emphasis"><text:span text:style-name="T3">SQL Injection</text:span></text:span><text:span text:style-name="T3"> and </text:span><text:span text:style-name="Strong_20_Emphasis"><text:span text:style-name="T3">XSS attacks</text:span></text:span><text:span text:style-name="T3">.</text:span></text:p>
        </text:list-item>
        <text:list-item>
          <text:p text:style-name="P74">Example:</text:p>
          <text:p text:style-name="P33"><text:span text:style-name="Source_20_Text"><text:span text:style-name="T3">$safe_input = htmlspecialchars($_POST['message']);</text:span></text:span></text:p>
        </text:list-item>
      </text:list>
      <text:h text:style-name="Heading_20_3" text:outline-level="3"><text:span text:style-name="Strong_20_Emphasis"><text:span text:style-name="T3">4. Database Integration</text:span></text:span></text:h>
      <text:list xml:id="list8631858577334403182" text:style-name="L36">
        <text:list-item>
          <text:p text:style-name="P75">PHP works seamlessly with databases (like MySQL, PostgreSQL).</text:p>
        </text:list-item>
        <text:list-item>
          <text:p text:style-name="P75">You can save form submissions directly into a database.</text:p>
        </text:list-item>
        <text:list-item>
          <text:p text:style-name="P75">Example:</text:p>
          <text:p text:style-name="P41"><text:span text:style-name="Source_20_Text"><text:span text:style-name="T3">$conn = mysqli_connect("localhost", "root", "", "mydb");</text:span></text:span></text:p>
          <text:p text:style-name="P41"><text:span text:style-name="Source_20_Text"><text:span text:style-name="T3">$sql = "INSERT INTO users (name, email) VALUES ('$name', '$email')";</text:span></text:span></text:p>
          <text:p text:style-name="P34"><text:span text:style-name="Source_20_Text"><text:span text:style-name="T3">mysqli_query($conn, $sql);</text:span></text:span></text:p>
        </text:list-item>
      </text:list>
      <text:h text:style-name="Heading_20_3" text:outline-level="3"><text:span text:style-name="Strong_20_Emphasis"><text:span text:style-name="T3">5. Dynamic Responses</text:span></text:span></text:h>
      <text:list xml:id="list1663281564856177631" text:style-name="L37">
        <text:list-item>
          <text:p text:style-name="P106"><text:span text:style-name="T3">After processing a form, PHP can generate </text:span><text:span text:style-name="Strong_20_Emphasis"><text:span text:style-name="T3">custom confirmation messages</text:span></text:span><text:span text:style-name="T3"> or redirect users.</text:span></text:p>
        </text:list-item>
        <text:list-item>
          <text:p text:style-name="P76">Example:</text:p>
          <text:p text:style-name="P35"><text:span text:style-name="Source_20_Text"><text:span text:style-name="T3">echo "Thank you, $name! Your message has been received.";</text:span></text:span></text:p>
        </text:list-item>
      </text:list>
      <text:h text:style-name="Heading_20_3" text:outline-level="3"><text:span text:style-name="Strong_20_Emphasis"><text:span text:style-name="T3">6. File Upload Handling</text:span></text:span></text:h>
      <text:list xml:id="list722256135230863375" text:style-name="L38">
        <text:list-item>
          <text:p text:style-name="P107"><text:span text:style-name="T3">PHP has built-in functions (</text:span><text:span text:style-name="Source_20_Text"><text:span text:style-name="T3">$_FILES</text:span></text:span><text:span text:style-name="T3">) to handle file uploads from forms.</text:span></text:p>
        </text:list-item>
        <text:list-item>
          <text:p text:style-name="P77">Example:</text:p>
          <text:p text:style-name="P36"><text:span text:style-name="Source_20_Text"><text:span text:style-name="T3">move_uploaded_file($_FILES['file']['tmp_name'], "uploads/" . $_FILES['file']['name']);</text:span></text:span></text:p>
        </text:list-item>
      </text:list>
      <text:h text:style-name="Heading_20_3" text:outline-level="3"><text:span text:style-name="Strong_20_Emphasis"><text:span text:style-name="T3">7. Session &amp; Authentication Support</text:span></text:span></text:h>
      <text:list xml:id="list3775555590183214033" text:style-name="L39">
        <text:list-item>
          <text:p text:style-name="P108"><text:span text:style-name="T3">PHP can manage </text:span><text:span text:style-name="Strong_20_Emphasis"><text:span text:style-name="T3">login forms</text:span></text:span><text:span text:style-name="T3"> with sessions and cookies.</text:span></text:p>
        </text:list-item>
        <text:list-item>
          <text:p text:style-name="P78">Example:</text:p>
          <text:p text:style-name="P42"><text:span text:style-name="Source_20_Text"><text:span text:style-name="T3">session_start();</text:span></text:span></text:p>
          <text:p text:style-name="P37"><text:span text:style-name="Source_20_Text"><text:span text:style-name="T3">$_SESSION['username'] = $_POST['username'];</text:span></text:span></text:p>
        </text:list-item>
      </text:list>
      <text:h text:style-name="Heading_20_3" text:outline-level="3"><text:span text:style-name="Strong_20_Emphasis"><text:span text:style-name="T3">8. Cross-Platform and Widely Supported</text:span></text:span></text:h>
      <text:list xml:id="list7606888103984837905" text:style-name="L40">
        <text:list-item>
          <text:p text:style-name="P79">PHP runs on almost any web server (Apache, Nginx, IIS) and is supported by all major operating systems, making form handling very portable.</text:p>
        </text:list-item>
      </text:list>
      <text:p text:style-name="P13"/>
      <text:p text:style-name="P13">LAB EXERCISES </text:p>
      <text:p text:style-name="P13"/>
      <text:list xml:id="list2312413184980616546" text:style-name="L41">
        <text:list-item>
          <text:p text:style-name="P45"><text:soft-page-break/>Creating a Simple Web Page</text:p>
        </text:list-item>
      </text:list>
      <text:p text:style-name="P13"><text:s/></text:p>
      <text:p text:style-name="P13">Instructions: </text:p>
      <text:p text:style-name="P13"> Create an HTML file (e.g., index.html) that includes a header, a navigation bar, a main content section, and a footer. </text:p>
      <text:p text:style-name="P13"> Style the page using an external CSS file (e.g., styles.css).</text:p>
      <text:p text:style-name="P13"><text:s/> Use CSS properties such as color, background-color, font-size, and padding to enhance the design. </text:p>
      <text:p text:style-name="P13"/>
      <text:p text:style-name="P13">--index.html</text:p>
      <text:p text:style-name="P13">&lt;!DOCTYPE html&gt;</text:p>
      <text:p text:style-name="P13">&lt;html lang="en"&gt;</text:p>
      <text:p text:style-name="P13">&lt;head&gt;</text:p>
      <text:p text:style-name="P13"><text:s text:c="2"/>&lt;meta charset="UTF-8" /&gt;</text:p>
      <text:p text:style-name="P13"><text:s text:c="2"/>&lt;meta name="viewport" content="width=device-width, initial-scale=1" /&gt;</text:p>
      <text:p text:style-name="P13"><text:s text:c="2"/>&lt;title&gt;Simple Webpage&lt;/title&gt;</text:p>
      <text:p text:style-name="P13"><text:s text:c="2"/>&lt;link rel="stylesheet" href="styles.css" /&gt;</text:p>
      <text:p text:style-name="P13">&lt;/head&gt;</text:p>
      <text:p text:style-name="P13">&lt;body&gt;</text:p>
      <text:p text:style-name="P13"/>
      <text:p text:style-name="P13"><text:s text:c="2"/>&lt;header&gt;</text:p>
      <text:p text:style-name="P13"><text:s text:c="4"/>&lt;h1&gt;My Website Header&lt;/h1&gt;</text:p>
      <text:p text:style-name="P13"><text:s text:c="2"/>&lt;/header&gt;</text:p>
      <text:p text:style-name="P13"/>
      <text:p text:style-name="P13"><text:s text:c="2"/>&lt;nav&gt;</text:p>
      <text:p text:style-name="P13"><text:s text:c="4"/>&lt;ul&gt;</text:p>
      <text:p text:style-name="P13"><text:s text:c="6"/>&lt;li&gt;&lt;a href="#"&gt;Home&lt;/a&gt;&lt;/li&gt;</text:p>
      <text:p text:style-name="P13"><text:s text:c="6"/>&lt;li&gt;&lt;a href="#"&gt;About&lt;/a&gt;&lt;/li&gt;</text:p>
      <text:p text:style-name="P13"><text:s text:c="6"/>&lt;li&gt;&lt;a href="#"&gt;Services&lt;/a&gt;&lt;/li&gt;</text:p>
      <text:p text:style-name="P13"><text:s text:c="6"/>&lt;li&gt;&lt;a href="#"&gt;Contact&lt;/a&gt;&lt;/li&gt;</text:p>
      <text:p text:style-name="P13"><text:s text:c="4"/>&lt;/ul&gt;</text:p>
      <text:p text:style-name="P13"><text:s text:c="2"/>&lt;/nav&gt;</text:p>
      <text:p text:style-name="P13"/>
      <text:p text:style-name="P13"><text:s text:c="2"/>&lt;main&gt;</text:p>
      <text:p text:style-name="P13"><text:s text:c="4"/>&lt;section&gt;</text:p>
      <text:p text:style-name="P13"><text:s text:c="6"/>&lt;h2&gt;Welcome to My Website&lt;/h2&gt;</text:p>
      <text:p text:style-name="P13"><text:s text:c="6"/>&lt;p&gt;This is the main content section of the webpage.&lt;/p&gt;</text:p>
      <text:p text:style-name="P13"><text:s text:c="4"/>&lt;/section&gt;</text:p>
      <text:p text:style-name="P13"><text:s text:c="2"/>&lt;/main&gt;</text:p>
      <text:p text:style-name="P13"/>
      <text:p text:style-name="P13"><text:s text:c="2"/>&lt;footer&gt;</text:p>
      <text:p text:style-name="P13"><text:s text:c="4"/>&lt;p&gt;&amp;copy; 2025 My Website. All rights reserved.&lt;/p&gt;</text:p>
      <text:p text:style-name="P13"><text:s text:c="2"/>&lt;/footer&gt;</text:p>
      <text:p text:style-name="P13"/>
      <text:p text:style-name="P13">&lt;/body&gt;</text:p>
      <text:p text:style-name="P13">&lt;/html&gt;</text:p>
      <text:p text:style-name="P13"/>
      <text:p text:style-name="P13">style.css</text:p>
      <text:p text:style-name="P13"/>
      <text:p text:style-name="P13">body {</text:p>
      <text:p text:style-name="P13"><text:s text:c="2"/>font-family: Arial, sans-serif;</text:p>
      <text:p text:style-name="P13"><text:s text:c="2"/>margin: 0;</text:p>
      <text:p text:style-name="P13"><text:soft-page-break/><text:s text:c="2"/>padding: 0;</text:p>
      <text:p text:style-name="P13"><text:s text:c="2"/>background-color: #f5f5f5;</text:p>
      <text:p text:style-name="P13"><text:s text:c="2"/>color: #333;</text:p>
      <text:p text:style-name="P13">}</text:p>
      <text:p text:style-name="P13"/>
      <text:p text:style-name="P13"/>
      <text:p text:style-name="P13">header {</text:p>
      <text:p text:style-name="P13"><text:s text:c="2"/>background-color: #4CAF50;</text:p>
      <text:p text:style-name="P13"><text:s text:c="2"/>color: white;</text:p>
      <text:p text:style-name="P13"><text:s text:c="2"/>padding: 20px 0;</text:p>
      <text:p text:style-name="P13"><text:s text:c="2"/>text-align: center;</text:p>
      <text:p text:style-name="P13"><text:s text:c="2"/>font-size: 2rem;</text:p>
      <text:p text:style-name="P13">}</text:p>
      <text:p text:style-name="P13"/>
      <text:p text:style-name="P13">nav {</text:p>
      <text:p text:style-name="P13"><text:s text:c="2"/>background-color: #333;</text:p>
      <text:p text:style-name="P13">}</text:p>
      <text:p text:style-name="P13"/>
      <text:p text:style-name="P13">nav ul {</text:p>
      <text:p text:style-name="P13"><text:s text:c="2"/>margin: 0;</text:p>
      <text:p text:style-name="P13"><text:s text:c="2"/>padding: 0;</text:p>
      <text:p text:style-name="P13"><text:s text:c="2"/>list-style-type: none;</text:p>
      <text:p text:style-name="P13"><text:s text:c="2"/>display: flex;</text:p>
      <text:p text:style-name="P13"><text:s text:c="2"/>justify-content: center;</text:p>
      <text:p text:style-name="P13">}</text:p>
      <text:p text:style-name="P13"/>
      <text:p text:style-name="P13">nav ul li {</text:p>
      <text:p text:style-name="P13"><text:s text:c="2"/>margin: 0 15px;</text:p>
      <text:p text:style-name="P13">}</text:p>
      <text:p text:style-name="P13"/>
      <text:p text:style-name="P13">nav ul li a {</text:p>
      <text:p text:style-name="P13"><text:s text:c="2"/>color: white;</text:p>
      <text:p text:style-name="P13"><text:s text:c="2"/>text-decoration: none;</text:p>
      <text:p text:style-name="P13"><text:s text:c="2"/>font-size: 1.1rem;</text:p>
      <text:p text:style-name="P13"><text:s text:c="2"/>padding: 14px 10px;</text:p>
      <text:p text:style-name="P13"><text:s text:c="2"/>display: block;</text:p>
      <text:p text:style-name="P13">}</text:p>
      <text:p text:style-name="P13"/>
      <text:p text:style-name="P13">nav ul li a:hover {</text:p>
      <text:p text:style-name="P13"><text:s text:c="2"/>background-color: #575757;</text:p>
      <text:p text:style-name="P13"><text:s text:c="2"/>border-radius: 4px;</text:p>
      <text:p text:style-name="P13">}</text:p>
      <text:p text:style-name="P13"/>
      <text:p text:style-name="P13"/>
      <text:p text:style-name="P13">main {</text:p>
      <text:p text:style-name="P13"><text:s text:c="2"/>padding: 30px;</text:p>
      <text:p text:style-name="P13"><text:s text:c="2"/>background-color: white;</text:p>
      <text:p text:style-name="P13"><text:s text:c="2"/>max-width: 900px;</text:p>
      <text:p text:style-name="P13"><text:s text:c="2"/>margin: 20px auto;</text:p>
      <text:p text:style-name="P13"><text:s text:c="2"/>border-radius: 8px;</text:p>
      <text:p text:style-name="P13"><text:s text:c="2"/>box-shadow: 0 0 10px rgba(0, 0, 0, 0.1);</text:p>
      <text:p text:style-name="P13">}</text:p>
      <text:p text:style-name="P13"><text:soft-page-break/></text:p>
      <text:p text:style-name="P13">main h2 {</text:p>
      <text:p text:style-name="P13"><text:s text:c="2"/>color: #4CAF50;</text:p>
      <text:p text:style-name="P13"><text:s text:c="2"/>font-size: 1.8rem;</text:p>
      <text:p text:style-name="P13">}</text:p>
      <text:p text:style-name="P13"/>
      <text:p text:style-name="P13">main p {</text:p>
      <text:p text:style-name="P13"><text:s text:c="2"/>font-size: 1.1rem;</text:p>
      <text:p text:style-name="P13"><text:s text:c="2"/>line-height: 1.6;</text:p>
      <text:p text:style-name="P13"><text:s text:c="2"/>padding-top: 10px;</text:p>
      <text:p text:style-name="P13">}</text:p>
      <text:p text:style-name="P13"/>
      <text:p text:style-name="P13"/>
      <text:p text:style-name="P13">footer {</text:p>
      <text:p text:style-name="P13"><text:s text:c="2"/>background-color: #222;</text:p>
      <text:p text:style-name="P13"><text:s text:c="2"/>color: #ddd;</text:p>
      <text:p text:style-name="P13"><text:s text:c="2"/>text-align: center;</text:p>
      <text:p text:style-name="P13"><text:s text:c="2"/>padding: 15px 0;</text:p>
      <text:p text:style-name="P13"><text:s text:c="2"/>font-size: 0.9rem;</text:p>
      <text:p text:style-name="P13">}</text:p>
      <text:p text:style-name="P13"/>
      <text:p text:style-name="P13"/>
      <text:p text:style-name="P13"/>
      <text:list xml:id="list8955920297513828055" text:style-name="L42">
        <text:list-item>
          <text:p text:style-name="P46">Form Handling with PHP</text:p>
          <text:p text:style-name="P46"><text:s/>o Instructions: </text:p>
          <text:p text:style-name="P46"> Create an HTML form that collects user information (e.g., name, email, and message). </text:p>
          <text:p text:style-name="P46"> Use PHP to process the form data and display a confirmation message with the submitted information. </text:p>
          <text:p text:style-name="P46"> Validate user inputs and provide appropriate feedback. </text:p>
        </text:list-item>
      </text:list>
      <text:p text:style-name="P13"/>
      <text:list xml:id="list5252244369678057390" text:style-name="L43">
        <text:list-item>
          <text:p text:style-name="P47">Dynamic Content Generation</text:p>
          <text:p text:style-name="P47">o Instructions: </text:p>
          <text:p text:style-name="P47"> Create a PHP script (e.g., dynamic-content.php) that generates a list of items (e.g., products or blog posts) from an array. </text:p>
          <text:p text:style-name="P47"> Use a loop to display the items in a styled HTML list. </text:p>
          <text:p text:style-name="P47"> Style the list using CSS. </text:p>
        </text:list-item>
      </text:list>
      <text:p text:style-name="P13"/>
      <text:list xml:id="list28359363" text:continue-numbering="true" text:style-name="L43">
        <text:list-header>
          <text:p text:style-name="P47">4. CSS Grid and Flexbox </text:p>
          <text:p text:style-name="P47">o Instructions:  Build a grid layout for a gallery of images or a product showcase using either CSS Grid or Flexbox. </text:p>
          <text:p text:style-name="P47"> Ensure that the layout is responsive and adjusts based on the screen size. </text:p>
          <text:p text:style-name="P47"> Use media queries to change the layout for mobile devices. </text:p>
          <text:p text:style-name="P52">&lt;!DOCTYPE html&gt;</text:p>
        </text:list-header>
      </text:list>
      <text:p text:style-name="P15">&lt;html lang="en"&gt;</text:p>
      <text:p text:style-name="P15">&lt;head&gt;</text:p>
      <text:p text:style-name="P16"><text:s/><text:span text:style-name="T2">&lt;meta charset="utf-8" /&gt;</text:span></text:p>
      <text:p text:style-name="P16"><text:s/><text:span text:style-name="T2">&lt;meta name="viewport" content="width=device-width,initial-scale=1" /&gt;</text:span></text:p>
      <text:p text:style-name="P16"><text:s/><text:span text:style-name="T2">&lt;title&gt;Responsive Image Gallery (CSS Grid)&lt;/title&gt;</text:span></text:p>
      <text:p text:style-name="P16"><text:s/><text:span text:style-name="T2">&lt;style&gt;</text:span></text:p>
      <text:p text:style-name="P16"><text:s/></text:p>
      <text:p text:style-name="P16"><text:s text:c="2"/><text:span text:style-name="T2">* { box-sizing: border-box; }</text:span></text:p>
      <text:p text:style-name="P16"><text:soft-page-break/><text:s text:c="2"/><text:span text:style-name="T2">body {</text:span></text:p>
      <text:p text:style-name="P16"><text:s text:c="3"/><text:span text:style-name="T2">font-family: system-ui, -apple-system, "Segoe UI", Roboto, "Helvetica Neue", Arial;</text:span></text:p>
      <text:p text:style-name="P16"><text:s text:c="3"/><text:span text:style-name="T2">margin: 0;</text:span></text:p>
      <text:p text:style-name="P16"><text:s text:c="3"/><text:span text:style-name="T2">padding: 2rem;</text:span></text:p>
      <text:p text:style-name="P16"><text:s text:c="3"/><text:span text:style-name="T2">background: #f7f7f8;</text:span></text:p>
      <text:p text:style-name="P16"><text:s text:c="3"/><text:span text:style-name="T2">color: #111;</text:span></text:p>
      <text:p text:style-name="P16"><text:s text:c="2"/><text:span text:style-name="T2">}</text:span></text:p>
      <text:p text:style-name="P16"/>
      <text:p text:style-name="P16"><text:s text:c="2"/><text:span text:style-name="T2">h1 {</text:span></text:p>
      <text:p text:style-name="P16"><text:s text:c="3"/><text:span text:style-name="T2">margin: 0 0 1rem 0;</text:span></text:p>
      <text:p text:style-name="P16"><text:s text:c="3"/><text:span text:style-name="T2">font-size: 1.5rem;</text:span></text:p>
      <text:p text:style-name="P16"><text:s text:c="2"/><text:span text:style-name="T2">}</text:span></text:p>
      <text:p text:style-name="P16"/>
      <text:p text:style-name="P16"/>
      <text:p text:style-name="P16"><text:s text:c="2"/><text:span text:style-name="T2">.gallery {</text:span></text:p>
      <text:p text:style-name="P16"><text:s text:c="3"/><text:span text:style-name="T2">display: grid;</text:span></text:p>
      <text:p text:style-name="P16"><text:s text:c="3"/><text:span text:style-name="T2">gap: 16px;</text:span></text:p>
      <text:p text:style-name="P16"><text:s text:c="3"/><text:span text:style-name="T2">grid-template-columns: repeat(4, 1fr);</text:span></text:p>
      <text:p text:style-name="P16"><text:s text:c="2"/><text:span text:style-name="T2">}</text:span></text:p>
      <text:p text:style-name="P16"/>
      <text:p text:style-name="P16"><text:s text:c="2"/><text:span text:style-name="T2">.card {</text:span></text:p>
      <text:p text:style-name="P16"><text:s text:c="3"/><text:span text:style-name="T2">background: white;</text:span></text:p>
      <text:p text:style-name="P16"><text:s text:c="3"/><text:span text:style-name="T2">border-radius: 10px;</text:span></text:p>
      <text:p text:style-name="P16"><text:s text:c="3"/><text:span text:style-name="T2">overflow: hidden;</text:span></text:p>
      <text:p text:style-name="P16"><text:s text:c="3"/><text:span text:style-name="T2">box-shadow: 0 6px 18px rgba(22, 28, 37, 0.06);</text:span></text:p>
      <text:p text:style-name="P16"><text:s text:c="3"/><text:span text:style-name="T2">display: flex;</text:span></text:p>
      <text:p text:style-name="P16"><text:s text:c="3"/><text:span text:style-name="T2">flex-direction: column;</text:span></text:p>
      <text:p text:style-name="P16"><text:s text:c="3"/><text:span text:style-name="T2">transition: transform 180ms ease, box-shadow 180ms ease;</text:span></text:p>
      <text:p text:style-name="P16"><text:s text:c="2"/><text:span text:style-name="T2">}</text:span></text:p>
      <text:p text:style-name="P16"/>
      <text:p text:style-name="P16"><text:s/></text:p>
      <text:p text:style-name="P16"/>
      <text:p text:style-name="P16"><text:s text:c="2"/><text:span text:style-name="T2">.card img {</text:span></text:p>
      <text:p text:style-name="P16"><text:s text:c="3"/><text:span text:style-name="T2">width: 100%;</text:span></text:p>
      <text:p text:style-name="P16"><text:s text:c="3"/><text:span text:style-name="T2">height: 170px;</text:span></text:p>
      <text:p text:style-name="P16"><text:s text:c="3"/><text:span text:style-name="T2">object-fit: cover;</text:span></text:p>
      <text:p text:style-name="P16"><text:s text:c="3"/><text:span text:style-name="T2">display: block;</text:span></text:p>
      <text:p text:style-name="P16"><text:s text:c="2"/><text:span text:style-name="T2">}</text:span></text:p>
      <text:p text:style-name="P16"/>
      <text:p text:style-name="P16"><text:s text:c="2"/><text:span text:style-name="T2">.card .info {</text:span></text:p>
      <text:p text:style-name="P16"><text:s text:c="3"/><text:span text:style-name="T2">padding: 0.75rem;</text:span></text:p>
      <text:p text:style-name="P16"><text:s text:c="3"/><text:span text:style-name="T2">font-size: 0.95rem;</text:span></text:p>
      <text:p text:style-name="P16"><text:s text:c="2"/><text:span text:style-name="T2">}</text:span></text:p>
      <text:p text:style-name="P16"/>
      <text:p text:style-name="P16"><text:s text:c="2"/><text:span text:style-name="T2">.card .title {</text:span></text:p>
      <text:p text:style-name="P16"><text:s text:c="3"/><text:span text:style-name="T2">margin: 0 0 0.35rem 0;</text:span></text:p>
      <text:p text:style-name="P16"><text:s text:c="3"/><text:span text:style-name="T2">font-weight: 600;</text:span></text:p>
      <text:p text:style-name="P16"><text:s text:c="2"/><text:span text:style-name="T2">}</text:span></text:p>
      <text:p text:style-name="P16"/>
      <text:p text:style-name="P16"><text:s text:c="2"/><text:span text:style-name="T2">.card .subtitle {</text:span></text:p>
      <text:p text:style-name="P16"><text:s text:c="3"/><text:span text:style-name="T2">margin: 0;</text:span></text:p>
      <text:p text:style-name="P16"><text:soft-page-break/><text:s text:c="3"/><text:span text:style-name="T2">color: #666;</text:span></text:p>
      <text:p text:style-name="P16"><text:s text:c="3"/><text:span text:style-name="T2">font-size: 0.85rem;</text:span></text:p>
      <text:p text:style-name="P16"><text:s text:c="2"/><text:span text:style-name="T2">}</text:span></text:p>
      <text:p text:style-name="P16"/>
      <text:p text:style-name="P16"><text:s/></text:p>
      <text:p text:style-name="P16"><text:s text:c="2"/><text:span text:style-name="T2">@media (max-width: 900px) {</text:span></text:p>
      <text:p text:style-name="P16"><text:s text:c="3"/><text:span text:style-name="T2">.gallery { grid-template-columns: repeat(2, 1fr); }</text:span></text:p>
      <text:p text:style-name="P16"><text:s text:c="3"/><text:span text:style-name="T2">.card img { height: 160px; }</text:span></text:p>
      <text:p text:style-name="P16"><text:s text:c="2"/><text:span text:style-name="T2">}</text:span></text:p>
      <text:p text:style-name="P16"/>
      <text:p text:style-name="P16"><text:s text:c="2"/><text:span text:style-name="T2">@media (max-width: 520px) {</text:span></text:p>
      <text:p text:style-name="P16"><text:s text:c="3"/><text:span text:style-name="T2">body { padding: 1rem; }</text:span></text:p>
      <text:p text:style-name="P16"><text:s text:c="3"/><text:span text:style-name="T2">.gallery { grid-template-columns: 1fr; gap: 12px; }</text:span></text:p>
      <text:p text:style-name="P16"><text:s text:c="3"/><text:span text:style-name="T2">.card img { height: 210px; }</text:span></text:p>
      <text:p text:style-name="P16"><text:s text:c="3"/><text:span text:style-name="T2">.card .info { padding: 0.75rem; }</text:span></text:p>
      <text:p text:style-name="P16"><text:s text:c="2"/><text:span text:style-name="T2">}</text:span></text:p>
      <text:p text:style-name="P16"><text:s/><text:span text:style-name="T2">&lt;/style&gt;</text:span></text:p>
      <text:p text:style-name="P15">&lt;/head&gt;</text:p>
      <text:p text:style-name="P15">&lt;body&gt;</text:p>
      <text:p text:style-name="P16"><text:s/><text:span text:style-name="T2">&lt;h1&gt;Simple Responsive Gallery&lt;/h1&gt;</text:span></text:p>
      <text:p text:style-name="P16"/>
      <text:p text:style-name="P16"><text:s/><text:span text:style-name="T2">&lt;div class="gallery"&gt;</text:span></text:p>
      <text:p text:style-name="P16"><text:s text:c="2"/><text:span text:style-name="T2">&lt;div class="card"&gt;</text:span></text:p>
      <text:p text:style-name="P16"><text:s text:c="3"/><text:span text:style-name="T2">&lt;img src="cotten.jpg" alt="Mountain lake"&gt;</text:span></text:p>
      <text:p text:style-name="P16"><text:s text:c="3"/><text:span text:style-name="T2">&lt;div class="info"&gt;</text:span></text:p>
      <text:p text:style-name="P16"><text:s text:c="4"/><text:span text:style-name="T2">&lt;p class="subtitle"&gt;Plants&lt;/p&gt;</text:span></text:p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otten2.jpg" alt="Husky dog"&gt;</text:span></text:p>
      <text:p text:style-name="P16"><text:s text:c="3"/><text:span text:style-name="T2">&lt;div class="info"&gt;</text:span></text:p>
      <text:p text:style-name="P16"><text:s text:c="8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otten-3.jpg" alt="Forest path"&gt;</text:span></text:p>
      <text:p text:style-name="P16"><text:s text:c="3"/><text:span text:style-name="T2">&lt;div class="info"&gt;</text:span></text:p>
      <text:p text:style-name="P16"><text:s text:c="8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jade.jpg" alt="City skyline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oft-page-break/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Indian Rose.jpg" alt="Beach sunset"&gt;</text:span></text:p>
      <text:p text:style-name="P16"><text:s text:c="3"/><text:span text:style-name="T2">&lt;div class="info"&gt;</text:span></text:p>
      <text:p text:style-name="P16"><text:s text:c="8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actus.jpg" alt="Close-up flower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Indian Rose.jpg" alt="Road in countryside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otten-3.jpg" alt="Minimal interior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><text:s/><text:span text:style-name="T2">&lt;/div&gt;</text:span></text:p>
      <text:p text:style-name="P15">&lt;/body&gt;</text:p>
      <text:p text:style-name="P15">&lt;/html&gt;</text:p>
      <text:p text:style-name="P9"/>
      <text:list xml:id="list28339619" text:continue-numbering="true" text:style-name="L43">
        <text:list-header>
          <text:p text:style-name="P47">5. Styling a PHP Application </text:p>
          <text:p text:style-name="P47"><text:s/>o Instructions: </text:p>
          <text:p text:style-name="P47"> Create a simple PHP application (e.g., a user registration page).</text:p>
        </text:list-header>
      </text:list>
      <text:p text:style-name="P13"><text:s/> Use an external CSS file to style the form elements (e.g., inputs, buttons, labels). </text:p>
      <text:p text:style-name="P13"> Ensure that the application is visually appealing and user-friendly. </text:p>
      <text:p text:style-name="P13"/>
      <text:list xml:id="list5340818924089517948" text:style-name="L44">
        <text:list-item>
          <text:p text:style-name="P48">Implementing a Responsive Navigation Bar </text:p>
          <text:p text:style-name="P48">o Instructions:  Build a navigation bar using HTML </text:p>
        </text:list-item>
      </text:list>
      <text:list xml:id="list9210220726399113602" text:style-name="L45">
        <text:list-header>
          <text:p text:style-name="P109">and <text:s/>elements. </text:p>
          <text:p text:style-name="P80"> Use CSS to style the navigation bar and make it responsive (e.g., using media queries). </text:p>
          <text:p text:style-name="P80"> Implement a dropdown menu for sub-navigation items. </text:p>
        </text:list-header>
      </text:list>
      <text:p text:style-name="P10">&lt;!DOCTYPE html&gt;</text:p>
      <text:p text:style-name="P11"><text:soft-page-break/>&lt;html lang="en"&gt;</text:p>
      <text:p text:style-name="P12"/>
      <text:p text:style-name="P11">&lt;head&gt;</text:p>
      <text:p text:style-name="P12"><text:s text:c="2"/><text:span text:style-name="T2">&lt;title&gt;photography by monali&lt;/title&gt;</text:span></text:p>
      <text:p text:style-name="P12"><text:s text:c="2"/><text:span text:style-name="T2">&lt;link href="image2_files\photography_by_monali.png" rel="icon"&gt;</text:span></text:p>
      <text:p text:style-name="P12"/>
      <text:p text:style-name="P12"><text:s text:c="2"/><text:span text:style-name="T2">&lt;meta charset="utf-8"&gt;</text:span></text:p>
      <text:p text:style-name="P12"><text:s text:c="2"/><text:span text:style-name="T2">&lt;meta name="viewport" content="width=device-width, initial-scale=1"&gt;</text:span></text:p>
      <text:p text:style-name="P12"><text:s text:c="2"/><text:span text:style-name="T2">&lt;!-- Latest compiled and minified CSS --&gt;</text:span></text:p>
      <text:p text:style-name="P12"><text:s text:c="2"/><text:span text:style-name="T2">&lt;link href="https://cdn.jsdelivr.net/npm/bootstrap@5.1.3/dist/css/bootstrap.min.css" rel="stylesheet"&gt;</text:span></text:p>
      <text:p text:style-name="P12"/>
      <text:p text:style-name="P12"><text:s text:c="2"/><text:span text:style-name="T2">&lt;!-- Latest compiled JavaScript --&gt;</text:span></text:p>
      <text:p text:style-name="P12"><text:s text:c="2"/><text:span text:style-name="T2">&lt;script src="https://cdn.jsdelivr.net/npm/bootstrap@5.1.3/dist/js/bootstrap.bundle.min.js"&gt;&lt;/script&gt;</text:span></text:p>
      <text:p text:style-name="P2"/>
      <text:p text:style-name="P12"><text:s text:c="2"/><text:span text:style-name="T2">&lt;style&gt;</text:span></text:p>
      <text:p text:style-name="P12"><text:s text:c="4"/><text:span text:style-name="T2">h1 {</text:span></text:p>
      <text:p text:style-name="P12"><text:s text:c="6"/><text:span text:style-name="T2">margin-top: 30px;</text:span></text:p>
      <text:p text:style-name="P12"><text:s text:c="6"/><text:span text:style-name="T2">font-family: 'Gill Sans', 'Gill Sans MT', Calibri, 'Trebuchet MS', sans-serif;</text:span></text:p>
      <text:p text:style-name="P12"><text:s text:c="4"/><text:span text:style-name="T2">}</text:span></text:p>
      <text:p text:style-name="P12"/>
      <text:p text:style-name="P12"><text:s text:c="4"/><text:span text:style-name="T2">.row a {</text:span></text:p>
      <text:p text:style-name="P12"><text:s text:c="6"/><text:span text:style-name="T2">text-decoration: none;</text:span></text:p>
      <text:p text:style-name="P12"><text:s text:c="6"/><text:span text:style-name="T2">color: white;</text:span></text:p>
      <text:p text:style-name="P12"><text:s text:c="6"/><text:span text:style-name="T2">margin-left: 100px;</text:span></text:p>
      <text:p text:style-name="P12"><text:s text:c="6"/><text:span text:style-name="T2">font-size: 20px;</text:span></text:p>
      <text:p text:style-name="P12"><text:s text:c="4"/><text:span text:style-name="T2">}</text:span></text:p>
      <text:p text:style-name="P12"/>
      <text:p text:style-name="P12"><text:s text:c="4"/><text:span text:style-name="T2">.row a:hover {</text:span></text:p>
      <text:p text:style-name="P12"><text:s text:c="6"/><text:span text:style-name="T2">color: rgb(66, 75, 211);</text:span></text:p>
      <text:p text:style-name="P12"/>
      <text:p text:style-name="P12"><text:s text:c="4"/><text:span text:style-name="T2">}</text:span></text:p>
      <text:p text:style-name="P12"/>
      <text:p text:style-name="P12"><text:s text:c="4"/><text:span text:style-name="T2">.btn {</text:span></text:p>
      <text:p text:style-name="P12"><text:s text:c="6"/><text:span text:style-name="T2">width: 50px;</text:span></text:p>
      <text:p text:style-name="P12"><text:s text:c="6"/><text:span text:style-name="T2">float: right;</text:span></text:p>
      <text:p text:style-name="P12"><text:s text:c="6"/><text:span text:style-name="T2">margin-left: 10px;</text:span></text:p>
      <text:p text:style-name="P12"><text:s text:c="4"/><text:span text:style-name="T2">}</text:span></text:p>
      <text:p text:style-name="P12"/>
      <text:p text:style-name="P12"><text:s text:c="4"/><text:span text:style-name="T2">.btn:hover {</text:span></text:p>
      <text:p text:style-name="P12"><text:s text:c="6"/><text:span text:style-name="T2">background-color: greenyellow;</text:span></text:p>
      <text:p text:style-name="P12"><text:s text:c="6"/><text:span text:style-name="T2">color: black;</text:span></text:p>
      <text:p text:style-name="P12"><text:s text:c="4"/><text:span text:style-name="T2">}</text:span></text:p>
      <text:p text:style-name="P12"/>
      <text:p text:style-name="P12"><text:s text:c="4"/><text:span text:style-name="T2">.button-img {</text:span></text:p>
      <text:p text:style-name="P12"><text:s text:c="6"/><text:span text:style-name="T2">width: 100%;</text:span></text:p>
      <text:p text:style-name="P12"><text:s text:c="4"/><text:span text:style-name="T2">}</text:span></text:p>
      <text:p text:style-name="P12"/>
      <text:p text:style-name="P12"><text:s text:c="4"/><text:span text:style-name="T2">.btn1 {</text:span></text:p>
      <text:p text:style-name="P12"><text:soft-page-break/><text:s text:c="6"/><text:span text:style-name="T2">width: 170px;</text:span></text:p>
      <text:p text:style-name="P12"><text:s text:c="4"/><text:span text:style-name="T2">}</text:span></text:p>
      <text:p text:style-name="P12"/>
      <text:p text:style-name="P12"><text:s text:c="4"/><text:span text:style-name="T2">.img-rounded {</text:span></text:p>
      <text:p text:style-name="P12"><text:s text:c="6"/><text:span text:style-name="T2">height: 480px;</text:span></text:p>
      <text:p text:style-name="P12"><text:s text:c="6"/><text:span text:style-name="T2">width: auto;</text:span></text:p>
      <text:p text:style-name="P12"/>
      <text:p text:style-name="P12"><text:s text:c="4"/><text:span text:style-name="T2">}</text:span></text:p>
      <text:p text:style-name="P12"/>
      <text:p text:style-name="P12"><text:s text:c="4"/><text:span text:style-name="T2">.mainbar {</text:span></text:p>
      <text:p text:style-name="P12"><text:s text:c="6"/><text:span text:style-name="T2">margin-left: 337px;</text:span></text:p>
      <text:p text:style-name="P12"/>
      <text:p text:style-name="P12"><text:s text:c="4"/><text:span text:style-name="T2">}</text:span></text:p>
      <text:p text:style-name="P12"/>
      <text:p text:style-name="P12"><text:s text:c="4"/><text:span text:style-name="T2">.stick {</text:span></text:p>
      <text:p text:style-name="P12"><text:s text:c="6"/><text:span text:style-name="T2">position: sticky;</text:span></text:p>
      <text:p text:style-name="P12"><text:s text:c="6"/><text:span text:style-name="T2">top: 0;</text:span></text:p>
      <text:p text:style-name="P12"/>
      <text:p text:style-name="P12"><text:s text:c="4"/><text:span text:style-name="T2">}</text:span></text:p>
      <text:p text:style-name="P12"><text:s text:c="2"/><text:span text:style-name="T2">&lt;/style&gt;</text:span></text:p>
      <text:p text:style-name="P11">&lt;/head&gt;</text:p>
      <text:p text:style-name="P12"/>
      <text:p text:style-name="P11">&lt;body&gt;</text:p>
      <text:p text:style-name="P12"><text:s text:c="2"/><text:span text:style-name="T2">&lt;div class="stick"&gt;</text:span></text:p>
      <text:p text:style-name="P12"><text:s text:c="4"/><text:span text:style-name="T2">&lt;div class="container-fluid"&gt;</text:span></text:p>
      <text:p text:style-name="P12"><text:s text:c="6"/><text:span text:style-name="T2">&lt;div class="row"&gt;</text:span></text:p>
      <text:p text:style-name="P12"><text:s text:c="8"/><text:span text:style-name="T2">&lt;div class="col-md-2 bg-secondary p-2"&gt;</text:span></text:p>
      <text:p text:style-name="P12"/>
      <text:p text:style-name="P12"><text:s text:c="10"/><text:span text:style-name="T2">&lt;img src="image2_files/photography_by_monali.png" alt="" height="100px " width="auto" align="center"&gt;</text:span></text:p>
      <text:p text:style-name="P12"/>
      <text:p text:style-name="P12"><text:s text:c="8"/><text:span text:style-name="T2">&lt;/div&gt;</text:span></text:p>
      <text:p text:style-name="P12"><text:s text:c="8"/><text:span text:style-name="T2">&lt;div class="col-md-10 bg-secondary p-1"&gt;</text:span></text:p>
      <text:p text:style-name="P12"><text:s text:c="10"/><text:span text:style-name="T2">&lt;h1 align="center"&gt;photography_by_monali</text:span></text:p>
      <text:p text:style-name="P12"/>
      <text:p text:style-name="P12"><text:s text:c="10"/><text:span text:style-name="T2">&lt;/h1&gt;</text:span></text:p>
      <text:p text:style-name="P12"><text:s text:c="8"/><text:span text:style-name="T2">&lt;/div&gt;</text:span></text:p>
      <text:p text:style-name="P12"><text:s text:c="6"/><text:span text:style-name="T2">&lt;/div&gt;</text:span></text:p>
      <text:p text:style-name="P12"><text:s text:c="6"/><text:span text:style-name="T2">&lt;div class="row"&gt;</text:span></text:p>
      <text:p text:style-name="P12"><text:s text:c="8"/><text:span text:style-name="T2">&lt;div class="col-md-9 bg-dark p-1"&gt;</text:span></text:p>
      <text:p text:style-name="P12"><text:s text:c="10"/><text:span text:style-name="T2">&lt;a href="index.html"&gt;Home&lt;/a&gt;</text:span></text:p>
      <text:p text:style-name="P2"/>
      <text:p text:style-name="P12"><text:s text:c="10"/><text:span text:style-name="T2">&lt;a href="gallery.html"&gt;Gallery&lt;/a&gt;</text:span></text:p>
      <text:p text:style-name="P12"><text:s text:c="10"/><text:span text:style-name="T2">&lt;a href="about us.html"&gt;About Us&lt;/a&gt;</text:span></text:p>
      <text:p text:style-name="P12"><text:s text:c="10"/><text:span text:style-name="T2">&lt;a href="Booking.html"&gt;Booking&lt;/a&gt;</text:span></text:p>
      <text:p text:style-name="P12"/>
      <text:p text:style-name="P12"><text:s text:c="10"/><text:span text:style-name="T2">&lt;a href="contact.html"&gt;Contact Us&lt;/a&gt;</text:span></text:p>
      <text:p text:style-name="P12"><text:s text:c="10"/><text:span text:style-name="T2">&lt;div class="col-md-9 bg-dark p-1"&gt;&lt;/div&gt;</text:span></text:p>
      <text:p text:style-name="P3"><text:line-break/><text:line-break/><text:soft-page-break/></text:p>
      <text:p text:style-name="P12"><text:s text:c="8"/><text:span text:style-name="T2">&lt;/div&gt;</text:span></text:p>
      <text:p text:style-name="P12"><text:s text:c="8"/><text:span text:style-name="T2">&lt;div class="col-md-3 bg-dark p-1"&gt;</text:span></text:p>
      <text:p text:style-name="P12"><text:s text:c="10"/><text:span text:style-name="T2">&lt;a href="signin.html"&gt;&lt;button type="button" style="width: 95px;"</text:span></text:p>
      <text:p text:style-name="P12"><text:s text:c="14"/><text:span text:style-name="T2">class="btn btn-success"&gt;Registation&lt;/button&gt;&lt;/a&gt;</text:span></text:p>
      <text:p text:style-name="P12"/>
      <text:p text:style-name="P12"><text:s text:c="10"/><text:span text:style-name="T2">&lt;a href="login copy.html"&gt; &lt;button type="button " style="width: 55px;"</text:span></text:p>
      <text:p text:style-name="P12"><text:s text:c="14"/><text:span text:style-name="T2">class="btn btn-success "&gt;Login&lt;/button&gt;&lt;/a&gt;</text:span></text:p>
      <text:p text:style-name="P12"><text:s text:c="8"/><text:span text:style-name="T2">&lt;/div&gt;</text:span></text:p>
      <text:p text:style-name="P12"/>
      <text:p text:style-name="P12"><text:s text:c="6"/><text:span text:style-name="T2">&lt;/div&gt;</text:span></text:p>
      <text:p text:style-name="P12"><text:s text:c="4"/><text:span text:style-name="T2">&lt;/div&gt;</text:span></text:p>
      <text:p text:style-name="P12"><text:s text:c="2"/><text:span text:style-name="T2">&lt;/div&gt;</text:span></text:p>
      <text:p text:style-name="P12"><text:s text:c="2"/><text:span text:style-name="T2">&lt;/body&gt;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isha rana</meta:initial-creator>
    <meta:creation-date>2025-08-28T15:56:01.26</meta:creation-date>
    <dc:date>2025-09-11T08:08:03.74</dc:date>
    <dc:creator>tanisha rana</dc:creator>
    <meta:editing-duration>PT2H6M43S</meta:editing-duration>
    <meta:editing-cycles>93</meta:editing-cycles>
    <meta:generator>OpenOffice/4.1.15$Win32 OpenOffice.org_project/4115m2$Build-9813</meta:generator>
    <meta:document-statistic meta:table-count="2" meta:image-count="0" meta:object-count="0" meta:page-count="18" meta:paragraph-count="653" meta:word-count="2800" meta:character-count="19383"/>
  </office:meta>
</office:document-meta>
</file>